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4.346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8.84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5.368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table:style-name="Default"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14763229">
            <text:p>14763229</text:p>
          </table:table-cell>
          <table:table-cell office:value-type="float" office:value="165376576">
            <text:p>165376576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76299485276">
            <text:p>762994852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.3">
            <text:p>3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8218">
            <text:p>7788218</text:p>
          </table:table-cell>
          <table:table-cell office:value-type="float" office:value="82573342">
            <text:p>82573342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28305193212">
            <text:p>283051932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.4</text:p>
          </table:table-cell>
          <table:table-cell office:value-type="string">
            <text:p>Vaba PSA % 3.4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3.4">
            <text:p>3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1849">
            <text:p>10871849</text:p>
          </table:table-cell>
          <table:table-cell office:value-type="float" office:value="192225574">
            <text:p>192225574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4934230004">
            <text:p>649342300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.7</text:p>
          </table:table-cell>
          <table:table-cell office:value-type="string">
            <text:p><text:s/>( null % ) , PSA 4.640 ↑ ( &lt;4.4</text:p>
          </table:table-cell>
          <table:table-cell office:value-type="string">
            <text:p>fPSA</text:p>
          </table:table-cell>
          <table:table-cell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07644">
            <text:p>13607644</text:p>
          </table:table-cell>
          <table:table-cell office:value-type="float" office:value="171045010">
            <text:p>171045010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39641241015">
            <text:p>396412410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5481">
            <text:p>24655481</text:p>
          </table:table-cell>
          <table:table-cell office:value-type="float" office:value="163449882">
            <text:p>163449882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64494842644">
            <text:p>64494842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5.06.2012 VASTUSED : S , P-Vaba PSA % 5.0</text:p>
          </table:table-cell>
          <table:table-cell office:value-type="string">
            <text:p>Vaba PSA % 5.0</text:p>
          </table:table-cell>
          <table:table-cell office:value-type="string">
            <text:p><text:s/>( null % ) , S , P-PSA 1.200 ( </text:p>
          </table:table-cell>
          <table:table-cell office:value-type="string">
            <text:p>Vaba PSA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</text:p>
          </table:table-cell>
        </table:table-row>
        <table:table-row table:style-name="ro1">
          <table:table-cell office:value-type="float" office:value="11118251">
            <text:p>11118251</text:p>
          </table:table-cell>
          <table:table-cell office:value-type="float" office:value="180167695">
            <text:p>18016769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11990493920">
            <text:p>119904939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0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5.08">
            <text:p>5,0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formula="of:=500/500*100" office:value-type="float" office:value="100">
            <text:p>100</text:p>
          </table:table-cell>
        </table:table-row>
        <table:table-row table:style-name="ro1">
          <table:table-cell office:value-type="float" office:value="7499463">
            <text:p>7499463</text:p>
          </table:table-cell>
          <table:table-cell office:value-type="float" office:value="80293321">
            <text:p>80293321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office:value-type="string">
            <text:p>2011-10-28</text:p>
          </table:table-cell>
          <table:table-cell office:value-type="float" office:value="52664619322">
            <text:p>526646193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.1</text:p>
          </table:table-cell>
          <table:table-cell office:value-type="string">
            <text:p>Vaba PSA % 5.1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37788">
            <text:p>11437788</text:p>
          </table:table-cell>
          <table:table-cell office:value-type="float" office:value="183087844">
            <text:p>183087844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92458133360">
            <text:p>924581333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1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5.14">
            <text:p>5,1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5624">
            <text:p>8075624</text:p>
          </table:table-cell>
          <table:table-cell office:value-type="float" office:value="147396299">
            <text:p>147396299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98868723597">
            <text:p>988687235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1821">
            <text:p>16751821</text:p>
          </table:table-cell>
          <table:table-cell office:value-type="float" office:value="172548650">
            <text:p>172548650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2-25</text:p>
          </table:table-cell>
          <table:table-cell office:value-type="float" office:value="95501660852">
            <text:p>955016608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5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9666">
            <text:p>799666</text:p>
          </table:table-cell>
          <table:table-cell office:value-type="float" office:value="127408368">
            <text:p>127408368</text:p>
          </table:table-cell>
          <table:table-cell office:value-type="string">
            <text:p>2012-06-24</text:p>
          </table:table-cell>
          <table:table-cell office:value-type="string">
            <text:p>S</text:p>
          </table:table-cell>
          <table:table-cell office:value-type="string">
            <text:p>2012-06-07</text:p>
          </table:table-cell>
          <table:table-cell office:value-type="float" office:value="23264194090">
            <text:p>232641940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0.36 ( 0.27 . 4.20 mU/L ) S , P-Vaba PSA % 5.4</text:p>
          </table:table-cell>
          <table:table-cell office:value-type="string">
            <text:p>Vaba PSA % 5.4</text:p>
          </table:table-cell>
          <table:table-cell office:value-type="string">
            <text:p><text:s/>( null % ) S , P-PSA 35.470 ( &lt;</text:p>
          </table:table-cell>
          <table:table-cell office:value-type="string">
            <text:p>Vaba PSA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80791">
            <text:p>5080791</text:p>
          </table:table-cell>
          <table:table-cell office:value-type="float" office:value="131585867">
            <text:p>131585867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88950375347">
            <text:p>889503753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.4</text:p>
          </table:table-cell>
          <table:table-cell office:value-type="string">
            <text:p>Vaba PSA % 5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1143">
            <text:p>20951143</text:p>
          </table:table-cell>
          <table:table-cell office:value-type="float" office:value="212805340">
            <text:p>212805340</text:p>
          </table:table-cell>
          <table:table-cell office:value-type="string">
            <text:p>2010-10-20</text:p>
          </table:table-cell>
          <table:table-cell office:value-type="string">
            <text:p>A</text:p>
          </table:table-cell>
          <table:table-cell office:value-type="string">
            <text:p>2010-04-07</text:p>
          </table:table-cell>
          <table:table-cell office:value-type="float" office:value="673030456811">
            <text:p>6730304568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07.04.2010 VASTUSED : Vaba PSA % 5.5</text:p>
          </table:table-cell>
          <table:table-cell office:value-type="string">
            <text:p>Vaba PSA % 5.5</text:p>
          </table:table-cell>
          <table:table-cell office:value-type="string">
            <text:p><text:s/>( &gt; 15.0 % ) , PSA 5.67 ( µg/L </text:p>
          </table:table-cell>
          <table:table-cell office:value-type="string">
            <text:p>Vaba PSA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6459">
            <text:p>7026459</text:p>
          </table:table-cell>
          <table:table-cell office:value-type="float" office:value="122355549">
            <text:p>122355549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34034116614">
            <text:p>340341166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36072">
            <text:p>22536072</text:p>
          </table:table-cell>
          <table:table-cell office:value-type="float" office:value="176571458">
            <text:p>176571458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10343689732">
            <text:p>10343689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5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71299">
            <text:p>14171299</text:p>
          </table:table-cell>
          <table:table-cell office:value-type="float" office:value="199055245">
            <text:p>199055245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54044347882">
            <text:p>540443478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73992">
            <text:p>21673992</text:p>
          </table:table-cell>
          <table:table-cell office:value-type="float" office:value="174124857">
            <text:p>174124857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673043324935">
            <text:p>6730433249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7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5.78">
            <text:p>5,7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8901">
            <text:p>6788901</text:p>
          </table:table-cell>
          <table:table-cell office:value-type="float" office:value="79913731">
            <text:p>79913731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office:value-type="string">
            <text:p>2011-11-08</text:p>
          </table:table-cell>
          <table:table-cell office:value-type="float" office:value="98907986444">
            <text:p>9890798644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5.9</text:p>
          </table:table-cell>
          <table:table-cell office:value-type="string">
            <text:p>Vaba PSA % 5.9</text:p>
          </table:table-cell>
          <table:table-cell office:value-type="string">
            <text:p><text:s/>( &gt; 15.0 % ) , S , P-PSA 3.060 </text:p>
          </table:table-cell>
          <table:table-cell office:value-type="string">
            <text:p>Vaba PSA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9359">
            <text:p>20199359</text:p>
          </table:table-cell>
          <table:table-cell office:value-type="float" office:value="171229084">
            <text:p>171229084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0-09-08</text:p>
          </table:table-cell>
          <table:table-cell office:value-type="float" office:value="75164432572">
            <text:p>75164432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5.9</text:p>
          </table:table-cell>
          <table:table-cell office:value-type="string">
            <text:p><text:s/>( &gt; 15.0 % ) , PSA 12.2 ( µg/L </text:p>
          </table:table-cell>
          <table:table-cell office:value-type="string">
            <text:p>Vaba PSA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9715">
            <text:p>16719715</text:p>
          </table:table-cell>
          <table:table-cell office:value-type="float" office:value="158943693">
            <text:p>158943693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673037822395">
            <text:p>6730378223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8291">
            <text:p>22748291</text:p>
          </table:table-cell>
          <table:table-cell office:value-type="float" office:value="179891334">
            <text:p>179891334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37846652605">
            <text:p>37846652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51110882">
            <text:p>151110882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0-09</text:p>
          </table:table-cell>
          <table:table-cell office:value-type="float" office:value="94959846104">
            <text:p>949598461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6.4</text:p>
          </table:table-cell>
          <table:table-cell office:value-type="string">
            <text:p>Vaba PSA % 6.4</text:p>
          </table:table-cell>
          <table:table-cell office:value-type="string">
            <text:p><text:s/>( null % ) , S , P-PSA 0.944 ( </text:p>
          </table:table-cell>
          <table:table-cell office:value-type="string">
            <text:p>Vaba PSA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5337">
            <text:p>4515337</text:p>
          </table:table-cell>
          <table:table-cell office:value-type="float" office:value="79941638">
            <text:p>79941638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30657330628">
            <text:p>306573306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6.5</text:p>
          </table:table-cell>
          <table:table-cell office:value-type="string">
            <text:p>Vaba PSA % 6.5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5974">
            <text:p>13515974</text:p>
          </table:table-cell>
          <table:table-cell office:value-type="float" office:value="173906661">
            <text:p>173906661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47373137">
            <text:p>6730473731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96575">
            <text:p>23196575</text:p>
          </table:table-cell>
          <table:table-cell office:value-type="float" office:value="210103947">
            <text:p>210103947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481924">
            <text:p>673030481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1335">
            <text:p>24111335</text:p>
          </table:table-cell>
          <table:table-cell office:value-type="float" office:value="204358215">
            <text:p>204358215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407408">
            <text:p>673030407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14350">
            <text:p>22114350</text:p>
          </table:table-cell>
          <table:table-cell office:value-type="float" office:value="210159290">
            <text:p>210159290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34013147772">
            <text:p>340131477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72687">
            <text:p>6972687</text:p>
          </table:table-cell>
          <table:table-cell office:value-type="float" office:value="124107672">
            <text:p>124107672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35014927441">
            <text:p>350149274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2.12.2011 VASTUSED : S , P-Vaba PSA % 6.8</text:p>
          </table:table-cell>
          <table:table-cell office:value-type="string">
            <text:p>Vaba PSA % 6.8</text:p>
          </table:table-cell>
          <table:table-cell office:value-type="string">
            <text:p><text:s/>( &gt; 15.0 % ) , S , P-PSA 38.020</text:p>
          </table:table-cell>
          <table:table-cell office:value-type="string">
            <text:p>Vaba PSA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2300">
            <text:p>4072300</text:p>
          </table:table-cell>
          <table:table-cell office:value-type="float" office:value="124107672">
            <text:p>124107672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35014927441">
            <text:p>350149274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2.12.2011 VASTUSED : S , P-Vaba PSA % 6.8</text:p>
          </table:table-cell>
          <table:table-cell office:value-type="string">
            <text:p>Vaba PSA % 6.8</text:p>
          </table:table-cell>
          <table:table-cell office:value-type="string">
            <text:p><text:s/>( &gt; 15.0 % ) , S , P-PSA 38.020</text:p>
          </table:table-cell>
          <table:table-cell office:value-type="string">
            <text:p>Vaba PSA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0509">
            <text:p>13450509</text:p>
          </table:table-cell>
          <table:table-cell office:value-type="float" office:value="176053533">
            <text:p>176053533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30109337479">
            <text:p>301093374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17516">
            <text:p>11817516</text:p>
          </table:table-cell>
          <table:table-cell office:value-type="float" office:value="174089585">
            <text:p>174089585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99419594458">
            <text:p>994195944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6.9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6.94">
            <text:p>6,9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4223">
            <text:p>7824223</text:p>
          </table:table-cell>
          <table:table-cell office:value-type="float" office:value="79941665">
            <text:p>79941665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2-21</text:p>
          </table:table-cell>
          <table:table-cell office:value-type="float" office:value="71312724498">
            <text:p>713127244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0</text:p>
          </table:table-cell>
          <table:table-cell office:value-type="string">
            <text:p>Vaba PSA % 7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28269">
            <text:p>21628269</text:p>
          </table:table-cell>
          <table:table-cell office:value-type="float" office:value="213070391">
            <text:p>213070391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7685144">
            <text:p>6730376851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7.0</text:p>
          </table:table-cell>
          <table:table-cell office:value-type="string">
            <text:p><text:s/>( null % ) , PSA 3.140 ( &lt;4.100</text:p>
          </table:table-cell>
          <table:table-cell office:value-type="string">
            <text:p>fPSA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0202">
            <text:p>7020202</text:p>
          </table:table-cell>
          <table:table-cell office:value-type="float" office:value="124160448">
            <text:p>124160448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45191543346">
            <text:p>4519154334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n 6 , PSA oli eelnevalt 6,28 ja vaba PSA 7 %</text:p>
          </table:table-cell>
          <table:table-cell office:value-type="string">
            <text:p>vaba PSA 7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956">
            <text:p>759956</text:p>
          </table:table-cell>
          <table:table-cell office:value-type="float" office:value="87171782">
            <text:p>87171782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45191543346">
            <text:p>451915433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a T32.95 ( 3.10 . 6.80 pmol/L ) Vaba PSA % 7.0</text:p>
          </table:table-cell>
          <table:table-cell office:value-type="string">
            <text:p>Vaba PSA % 7.0</text:p>
          </table:table-cell>
          <table:table-cell office:value-type="string">
            <text:p><text:s/>( null % ) S , P-PSA 6.280 ( &lt;4</text:p>
          </table:table-cell>
          <table:table-cell office:value-type="string">
            <text:p>Vaba PSA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9762">
            <text:p>11199762</text:p>
          </table:table-cell>
          <table:table-cell office:value-type="float" office:value="187454146">
            <text:p>187454146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34119332028">
            <text:p>341193320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7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68791">
            <text:p>13768791</text:p>
          </table:table-cell>
          <table:table-cell office:value-type="float" office:value="195976026">
            <text:p>195976026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38130533178">
            <text:p>38130533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7.0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05">
            <text:p>7,0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0805">
            <text:p>21960805</text:p>
          </table:table-cell>
          <table:table-cell office:value-type="float" office:value="194009308">
            <text:p>194009308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9888510">
            <text:p>673039888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7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67546">
            <text:p>16067546</text:p>
          </table:table-cell>
          <table:table-cell office:value-type="float" office:value="205102170">
            <text:p>205102170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796283761">
            <text:p>727962837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012 a--&gt; 2013 a tõusnud : S , P-Vaba PSA % 7.1</text:p>
          </table:table-cell>
          <table:table-cell office:value-type="string">
            <text:p>Vaba PSA % 7.1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18885">
            <text:p>7718885</text:p>
          </table:table-cell>
          <table:table-cell office:value-type="float" office:value="80973590">
            <text:p>80973590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1-11-24</text:p>
          </table:table-cell>
          <table:table-cell office:value-type="float" office:value="39027320511">
            <text:p>390273205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2</text:p>
          </table:table-cell>
          <table:table-cell office:value-type="string">
            <text:p>Vaba PSA % 7.2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19017">
            <text:p>8619017</text:p>
          </table:table-cell>
          <table:table-cell office:value-type="float" office:value="143408714">
            <text:p>143408714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85507079862">
            <text:p>855070798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3</text:p>
          </table:table-cell>
          <table:table-cell office:value-type="string">
            <text:p>Vaba PSA % 7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2482">
            <text:p>472482</text:p>
          </table:table-cell>
          <table:table-cell office:value-type="float" office:value="145813680">
            <text:p>145813680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office:value-type="string">
            <text:p>2012-10-29</text:p>
          </table:table-cell>
          <table:table-cell office:value-type="float" office:value="36944743855">
            <text:p>369447438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3</text:p>
          </table:table-cell>
          <table:table-cell office:value-type="string">
            <text:p>Vaba PSA % 7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4873">
            <text:p>22724873</text:p>
          </table:table-cell>
          <table:table-cell office:value-type="float" office:value="179594342">
            <text:p>17959434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337519">
            <text:p>6730303375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7.4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7.43">
            <text:p>7,4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3901">
            <text:p>14323901</text:p>
          </table:table-cell>
          <table:table-cell office:value-type="float" office:value="173802537">
            <text:p>173802537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43689781">
            <text:p>6730436897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7.4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7.47">
            <text:p>7,4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85395">
            <text:p>7485395</text:p>
          </table:table-cell>
          <table:table-cell office:value-type="float" office:value="90683128">
            <text:p>90683128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32507827787">
            <text:p>325078277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7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7195">
            <text:p>5057195</text:p>
          </table:table-cell>
          <table:table-cell office:value-type="float" office:value="140861642">
            <text:p>140861642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56254335068">
            <text:p>562543350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7</text:p>
          </table:table-cell>
          <table:table-cell office:value-type="string">
            <text:p>Vaba PSA % 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6581">
            <text:p>11586581</text:p>
          </table:table-cell>
          <table:table-cell office:value-type="float" office:value="188203875">
            <text:p>188203875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13836347270">
            <text:p>138363472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Analüüsides PSA 5,58 , vaba PSA % 7,78</text:p>
          </table:table-cell>
          <table:table-cell office:value-type="string">
            <text:p>vaba PSA % 7,78</text:p>
          </table:table-cell>
          <table:table-cell office:value-type="string">
            <text:p><text:s/>.</text:p>
          </table:table-cell>
          <table:table-cell office:value-type="string">
            <text:p>vaba PSA</text:p>
          </table:table-cell>
          <table:table-cell table:style-name="Default" office:value-type="float" office:value="7.78">
            <text:p>7,7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7340">
            <text:p>4747340</text:p>
          </table:table-cell>
          <table:table-cell office:value-type="float" office:value="138445878">
            <text:p>138445878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31330555965">
            <text:p>31330555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7.9</text:p>
          </table:table-cell>
          <table:table-cell office:value-type="string">
            <text:p>Vaba PSA % 7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7.9">
            <text:p>7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1903">
            <text:p>16641903</text:p>
          </table:table-cell>
          <table:table-cell office:value-type="float" office:value="158950676">
            <text:p>158950676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44413521528">
            <text:p>444135215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8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54369">
            <text:p>7154369</text:p>
          </table:table-cell>
          <table:table-cell office:value-type="float" office:value="127424050">
            <text:p>12742405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54406542462">
            <text:p>544065424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14.06.2012 VASTUSED : S , P-Vaba PSA % 8.0</text:p>
          </table:table-cell>
          <table:table-cell office:value-type="string">
            <text:p>Vaba PSA % 8.0</text:p>
          </table:table-cell>
          <table:table-cell office:value-type="string">
            <text:p><text:s/>( null % ) , S , P-PSA 0.373 ( </text:p>
          </table:table-cell>
          <table:table-cell office:value-type="string">
            <text:p>Vaba PSA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7142">
            <text:p>16567142</text:p>
          </table:table-cell>
          <table:table-cell office:value-type="float" office:value="184547971">
            <text:p>184547971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926964">
            <text:p>6730449269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8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7580">
            <text:p>6647580</text:p>
          </table:table-cell>
          <table:table-cell office:value-type="float" office:value="151110882">
            <text:p>151110882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94959846104">
            <text:p>9495984610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8.2</text:p>
          </table:table-cell>
          <table:table-cell office:value-type="string">
            <text:p>Vaba PSA % 8.2</text:p>
          </table:table-cell>
          <table:table-cell office:value-type="string">
            <text:p><text:s/>( null % ) , S , P-PSA 0.245 ( </text:p>
          </table:table-cell>
          <table:table-cell office:value-type="string">
            <text:p>Vaba PSA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18657">
            <text:p>10218657</text:p>
          </table:table-cell>
          <table:table-cell office:value-type="float" office:value="165355409">
            <text:p>165355409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6170374351">
            <text:p>861703743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afiliselt eesnääre suurenenud ( fPSA 8,2 %</text:p>
          </table:table-cell>
          <table:table-cell office:value-type="string">
            <text:p>fPSA 8,2 %</text:p>
          </table:table-cell>
          <table:table-cell office:value-type="string">
            <text:p><text:s/>) , oluline jääkuriini hulk</text:p>
          </table:table-cell>
          <table:table-cell office:value-type="string">
            <text:p>fPSA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743">
            <text:p>474743</text:p>
          </table:table-cell>
          <table:table-cell office:value-type="float" office:value="86473772">
            <text:p>86473772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66952272434">
            <text:p>669522724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2725">
            <text:p>7592725</text:p>
          </table:table-cell>
          <table:table-cell office:value-type="float" office:value="90522522">
            <text:p>90522522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56254335068">
            <text:p>5625433506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79511">
            <text:p>23279511</text:p>
          </table:table-cell>
          <table:table-cell office:value-type="float" office:value="209857679">
            <text:p>209857679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84845432538">
            <text:p>848454325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8.4</text:p>
          </table:table-cell>
          <table:table-cell office:value-type="string">
            <text:p>Vaba PSA % 8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17532">
            <text:p>8617532</text:p>
          </table:table-cell>
          <table:table-cell office:value-type="float" office:value="141729117">
            <text:p>141729117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75821848115">
            <text:p>758218481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8.5</text:p>
          </table:table-cell>
          <table:table-cell office:value-type="string">
            <text:p>Vaba PSA % 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5">
            <text:p>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1973">
            <text:p>24001973</text:p>
          </table:table-cell>
          <table:table-cell office:value-type="float" office:value="174164297">
            <text:p>174164297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673033984018">
            <text:p>673033984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5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8.54">
            <text:p>8,5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286">
            <text:p>193286</text:p>
          </table:table-cell>
          <table:table-cell office:value-type="float" office:value="79913731">
            <text:p>79913731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office:value-type="string">
            <text:p>2011-12-21</text:p>
          </table:table-cell>
          <table:table-cell office:value-type="float" office:value="98907986444">
            <text:p>98907986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8.6</text:p>
          </table:table-cell>
          <table:table-cell office:value-type="string">
            <text:p>Vaba PSA % 8.6</text:p>
          </table:table-cell>
          <table:table-cell office:value-type="string">
            <text:p><text:s/>( &gt; 15.0 % ) , S , P-PSA 0.810 </text:p>
          </table:table-cell>
          <table:table-cell office:value-type="string">
            <text:p>Vaba PSA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36504">
            <text:p>16136504</text:p>
          </table:table-cell>
          <table:table-cell office:value-type="float" office:value="205625565">
            <text:p>205625565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11</text:p>
          </table:table-cell>
          <table:table-cell office:value-type="float" office:value="43335831571">
            <text:p>433358315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8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15696">
            <text:p>8015696</text:p>
          </table:table-cell>
          <table:table-cell office:value-type="float" office:value="133260848">
            <text:p>133260848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58041970247">
            <text:p>580419702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7">
            <text:p>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39005">
            <text:p>14239005</text:p>
          </table:table-cell>
          <table:table-cell office:value-type="float" office:value="181221591">
            <text:p>181221591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9311739659">
            <text:p>693117396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8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8.7">
            <text:p>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7177">
            <text:p>16597177</text:p>
          </table:table-cell>
          <table:table-cell office:value-type="float" office:value="180304759">
            <text:p>180304759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10</text:p>
          </table:table-cell>
          <table:table-cell office:value-type="float" office:value="673040896393">
            <text:p>6730408963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8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8.7">
            <text:p>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1264">
            <text:p>22381264</text:p>
          </table:table-cell>
          <table:table-cell office:value-type="float" office:value="181893192">
            <text:p>181893192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43986605">
            <text:p>673043986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7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8.71">
            <text:p>8,7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75805">
            <text:p>4175805</text:p>
          </table:table-cell>
          <table:table-cell office:value-type="float" office:value="123660448">
            <text:p>123660448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69311739659">
            <text:p>693117396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8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8.8">
            <text:p>8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5529">
            <text:p>17245529</text:p>
          </table:table-cell>
          <table:table-cell office:value-type="float" office:value="205776520">
            <text:p>205776520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730446126">
            <text:p>837304461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rollil PSA 8 ng/mL aprill 2013 -Vaba PSA % 8.93</text:p>
          </table:table-cell>
          <table:table-cell office:value-type="string">
            <text:p>Vaba PSA % 8.93</text:p>
          </table:table-cell>
          <table:table-cell office:value-type="string">
            <text:p><text:s/>( null % ) Prostataspetsiifilin</text:p>
          </table:table-cell>
          <table:table-cell office:value-type="string">
            <text:p>Vaba PSA</text:p>
          </table:table-cell>
          <table:table-cell table:style-name="Default" office:value-type="float" office:value="8.93">
            <text:p>8,9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42034">
            <text:p>11842034</text:p>
          </table:table-cell>
          <table:table-cell office:value-type="float" office:value="167810904">
            <text:p>16781090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98768627954">
            <text:p>987686279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5ng/ml , tugev langustendents , vaba PSA 9 %</text:p>
          </table:table-cell>
          <table:table-cell office:value-type="string">
            <text:p>vaba PSA 9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45632">
            <text:p>8345632</text:p>
          </table:table-cell>
          <table:table-cell office:value-type="float" office:value="152483331">
            <text:p>15248333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35146682133">
            <text:p>351466821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79512">
            <text:p>7879512</text:p>
          </table:table-cell>
          <table:table-cell office:value-type="float" office:value="86477581">
            <text:p>86477581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56176775940">
            <text:p>561767759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9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9.1">
            <text:p>9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4193">
            <text:p>694193</text:p>
          </table:table-cell>
          <table:table-cell office:value-type="float" office:value="81629845">
            <text:p>81629845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7</text:p>
          </table:table-cell>
          <table:table-cell office:value-type="float" office:value="30009496148">
            <text:p>300094961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9.1</text:p>
          </table:table-cell>
          <table:table-cell office:value-type="string">
            <text:p>Vaba PSA % 9.1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9.1">
            <text:p>9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8459">
            <text:p>4968459</text:p>
          </table:table-cell>
          <table:table-cell office:value-type="float" office:value="152475823">
            <text:p>152475823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16212662114">
            <text:p>162126621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Vaba PSA % 9.2</text:p>
          </table:table-cell>
          <table:table-cell office:value-type="string">
            <text:p>Vaba PSA % 9.2</text:p>
          </table:table-cell>
          <table:table-cell office:value-type="string">
            <text:p><text:s/>( null % ) , S , P-PSA 12.910 (</text:p>
          </table:table-cell>
          <table:table-cell office:value-type="string">
            <text:p>Vaba PSA</text:p>
          </table:table-cell>
          <table:table-cell office:value-type="float" office:value="9.2">
            <text:p>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79768">
            <text:p>14179768</text:p>
          </table:table-cell>
          <table:table-cell office:value-type="float" office:value="184148893">
            <text:p>184148893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52029193972">
            <text:p>520291939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9.2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9.26">
            <text:p>9,2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5864">
            <text:p>10795864</text:p>
          </table:table-cell>
          <table:table-cell office:value-type="float" office:value="170752026">
            <text:p>170752026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59259783051">
            <text:p>592597830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3</text:p>
          </table:table-cell>
          <table:table-cell office:value-type="string">
            <text:p><text:s/>( null % ) , PSA 4.600 ( &lt;3.100</text:p>
          </table:table-cell>
          <table:table-cell office:value-type="string">
            <text:p>fPSA</text:p>
          </table:table-cell>
          <table:table-cell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92977">
            <text:p>23992977</text:p>
          </table:table-cell>
          <table:table-cell office:value-type="float" office:value="213143588">
            <text:p>213143588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580437">
            <text:p>6730305804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9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9.4">
            <text:p>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57136">
            <text:p>21757136</text:p>
          </table:table-cell>
          <table:table-cell office:value-type="float" office:value="171548721">
            <text:p>171548721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2-10-10</text:p>
          </table:table-cell>
          <table:table-cell office:value-type="float" office:value="37113157566">
            <text:p>371131575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9.4</text:p>
          </table:table-cell>
          <table:table-cell office:value-type="string">
            <text:p>Vaba PSA % 9.4</text:p>
          </table:table-cell>
          <table:table-cell office:value-type="string">
            <text:p><text:s/>( null % ) , S , P-PSA 2.130 ( </text:p>
          </table:table-cell>
          <table:table-cell office:value-type="string">
            <text:p>Vaba PSA</text:p>
          </table:table-cell>
          <table:table-cell office:value-type="float" office:value="9.4">
            <text:p>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6970">
            <text:p>6836970</text:p>
          </table:table-cell>
          <table:table-cell office:value-type="float" office:value="151116158">
            <text:p>151116158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0-09</text:p>
          </table:table-cell>
          <table:table-cell office:value-type="float" office:value="11587621153">
            <text:p>115876211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09.10.2012 . 1VASTUSED : S , P-Vaba PSA % 9.6</text:p>
          </table:table-cell>
          <table:table-cell office:value-type="string">
            <text:p>Vaba PSA % 9.6</text:p>
          </table:table-cell>
          <table:table-cell office:value-type="string">
            <text:p><text:s/>( null % ) , S , P-PSA 7.100 ( </text:p>
          </table:table-cell>
          <table:table-cell office:value-type="string">
            <text:p>Vaba PSA</text:p>
          </table:table-cell>
          <table:table-cell office:value-type="float" office:value="9.6">
            <text:p>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24856">
            <text:p>8624856</text:p>
          </table:table-cell>
          <table:table-cell office:value-type="float" office:value="137452769">
            <text:p>137452769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50130857950">
            <text:p>501308579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9.6</text:p>
          </table:table-cell>
          <table:table-cell office:value-type="string">
            <text:p>Vaba PSA % 9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9.6">
            <text:p>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26929">
            <text:p>11726929</text:p>
          </table:table-cell>
          <table:table-cell office:value-type="float" office:value="216260297">
            <text:p>216260297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28510727407">
            <text:p>285107274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9.6">
            <text:p>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59196">
            <text:p>13859196</text:p>
          </table:table-cell>
          <table:table-cell office:value-type="float" office:value="180372363">
            <text:p>180372363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357116">
            <text:p>6730303571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9.6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9.63">
            <text:p>9,6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51">
            <text:p>30951</text:p>
          </table:table-cell>
          <table:table-cell office:value-type="float" office:value="79913602">
            <text:p>79913602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1-08</text:p>
          </table:table-cell>
          <table:table-cell office:value-type="float" office:value="27113953589">
            <text:p>271139535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9.7</text:p>
          </table:table-cell>
          <table:table-cell office:value-type="string">
            <text:p>Vaba PSA % 9.7</text:p>
          </table:table-cell>
          <table:table-cell office:value-type="string">
            <text:p><text:s/>( &gt; 15.0 % ) , S , P-PSA 3.180 </text:p>
          </table:table-cell>
          <table:table-cell office:value-type="string">
            <text:p>Vaba PSA</text:p>
          </table:table-cell>
          <table:table-cell office:value-type="float" office:value="9.7">
            <text:p>9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1479">
            <text:p>10401479</text:p>
          </table:table-cell>
          <table:table-cell office:value-type="float" office:value="186257369">
            <text:p>186257369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97606165561">
            <text:p>976061655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15703">
            <text:p>8015703</text:p>
          </table:table-cell>
          <table:table-cell office:value-type="float" office:value="133260848">
            <text:p>133260848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58041970247">
            <text:p>580419702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9.9</text:p>
          </table:table-cell>
          <table:table-cell office:value-type="string">
            <text:p>Vaba PSA % 9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8287">
            <text:p>23188287</text:p>
          </table:table-cell>
          <table:table-cell office:value-type="float" office:value="176590361">
            <text:p>176590361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33167068308">
            <text:p>33167068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57959">
            <text:p>14957959</text:p>
          </table:table-cell>
          <table:table-cell office:value-type="float" office:value="219561151">
            <text:p>219561151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58041970247">
            <text:p>580419702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9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9.9">
            <text:p>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3447">
            <text:p>16363447</text:p>
          </table:table-cell>
          <table:table-cell office:value-type="float" office:value="174700523">
            <text:p>174700523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26</text:p>
          </table:table-cell>
          <table:table-cell office:value-type="float" office:value="673040160164">
            <text:p>6730401601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9.9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9.95">
            <text:p>9,9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7071">
            <text:p>24007071</text:p>
          </table:table-cell>
          <table:table-cell office:value-type="float" office:value="173747831">
            <text:p>173747831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531142">
            <text:p>6730305311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0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0.03">
            <text:p>10,0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2910">
            <text:p>21942910</text:p>
          </table:table-cell>
          <table:table-cell office:value-type="float" office:value="207667098">
            <text:p>207667098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73036911687">
            <text:p>6730369116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0241">
            <text:p>14030241</text:p>
          </table:table-cell>
          <table:table-cell office:value-type="float" office:value="174100424">
            <text:p>174100424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53384749804">
            <text:p>533847498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1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08919">
            <text:p>22208919</text:p>
          </table:table-cell>
          <table:table-cell office:value-type="float" office:value="174065429">
            <text:p>174065429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31001226167">
            <text:p>31001226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2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0.23">
            <text:p>10,2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21121">
            <text:p>12221121</text:p>
          </table:table-cell>
          <table:table-cell office:value-type="float" office:value="187660669">
            <text:p>187660669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36864099207">
            <text:p>368640992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2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0.28">
            <text:p>10,2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5454">
            <text:p>23725454</text:p>
          </table:table-cell>
          <table:table-cell office:value-type="float" office:value="219520634">
            <text:p>219520634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75164432572">
            <text:p>75164432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0.3">
            <text:p>10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2225">
            <text:p>12972225</text:p>
          </table:table-cell>
          <table:table-cell office:value-type="float" office:value="208518112">
            <text:p>208518112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673034019436">
            <text:p>6730340194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0.3">
            <text:p>10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55231">
            <text:p>12255231</text:p>
          </table:table-cell>
          <table:table-cell office:value-type="float" office:value="192246157">
            <text:p>192246157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0303019">
            <text:p>6730303030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38217">
            <text:p>22138217</text:p>
          </table:table-cell>
          <table:table-cell office:value-type="float" office:value="170195907">
            <text:p>170195907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9334325451">
            <text:p>29334325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fPSA % 10.4</text:p>
          </table:table-cell>
          <table:table-cell office:value-type="string">
            <text:p>fPSA % 10.4</text:p>
          </table:table-cell>
          <table:table-cell office:value-type="string">
            <text:p><text:s/>( null % ) , PSA 0.096 ( &lt;4.100</text:p>
          </table:table-cell>
          <table:table-cell office:value-type="string">
            <text:p>f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5709">
            <text:p>11065709</text:p>
          </table:table-cell>
          <table:table-cell office:value-type="float" office:value="171548721">
            <text:p>171548721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37113157566">
            <text:p>371131575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Vaba PSA % 10.4</text:p>
          </table:table-cell>
          <table:table-cell office:value-type="string">
            <text:p>Vaba PSA % 10.4</text:p>
          </table:table-cell>
          <table:table-cell office:value-type="string">
            <text:p><text:s/>( null % ) , S , P-PSA 9.720 ( </text:p>
          </table:table-cell>
          <table:table-cell office:value-type="string">
            <text:p>Vaba 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92167">
            <text:p>7192167</text:p>
          </table:table-cell>
          <table:table-cell office:value-type="float" office:value="126794335">
            <text:p>126794335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37113157566">
            <text:p>371131575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10.4</text:p>
          </table:table-cell>
          <table:table-cell office:value-type="string">
            <text:p>Vaba PSA % 10.4</text:p>
          </table:table-cell>
          <table:table-cell office:value-type="string">
            <text:p><text:s/>( null % ) , S , P-PSA 5.210 ( </text:p>
          </table:table-cell>
          <table:table-cell office:value-type="string">
            <text:p>Vaba 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7917">
            <text:p>13397917</text:p>
          </table:table-cell>
          <table:table-cell office:value-type="float" office:value="210135524">
            <text:p>210135524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15780042682">
            <text:p>157800426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64937">
            <text:p>22664937</text:p>
          </table:table-cell>
          <table:table-cell office:value-type="float" office:value="192246157">
            <text:p>192246157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673030303019">
            <text:p>6730303030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8389">
            <text:p>24528389</text:p>
          </table:table-cell>
          <table:table-cell office:value-type="float" office:value="216270781">
            <text:p>216270781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20923251155">
            <text:p>20923251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0.6">
            <text:p>10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5654">
            <text:p>6785654</text:p>
          </table:table-cell>
          <table:table-cell office:value-type="float" office:value="141693283">
            <text:p>141693283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74875813936">
            <text:p>7487581393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0.7</text:p>
          </table:table-cell>
          <table:table-cell office:value-type="string">
            <text:p>Vaba PSA % 10.7</text:p>
          </table:table-cell>
          <table:table-cell office:value-type="string">
            <text:p><text:s/>( null % ) , S , P-PSA 0.841 ( </text:p>
          </table:table-cell>
          <table:table-cell office:value-type="string">
            <text:p>Vaba PSA</text:p>
          </table:table-cell>
          <table:table-cell office:value-type="float" office:value="10.7">
            <text:p>1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53561">
            <text:p>12353561</text:p>
          </table:table-cell>
          <table:table-cell office:value-type="float" office:value="176596353">
            <text:p>176596353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70777199795">
            <text:p>707771997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8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13572">
            <text:p>22313572</text:p>
          </table:table-cell>
          <table:table-cell office:value-type="float" office:value="178304177">
            <text:p>178304177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73005169997">
            <text:p>73005169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0.8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0.86">
            <text:p>10,8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86686">
            <text:p>12486686</text:p>
          </table:table-cell>
          <table:table-cell office:value-type="float" office:value="176753186">
            <text:p>176753186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13871850735">
            <text:p>138718507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0.9</text:p>
          </table:table-cell>
          <table:table-cell office:value-type="string">
            <text:p><text:s/>( null % ) , PSA 1.470 ( &lt;4.400</text:p>
          </table:table-cell>
          <table:table-cell office:value-type="string">
            <text:p>fPSA</text:p>
          </table:table-cell>
          <table:table-cell office:value-type="float" office:value="10.9">
            <text:p>10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3028">
            <text:p>14783028</text:p>
          </table:table-cell>
          <table:table-cell office:value-type="float" office:value="199653062">
            <text:p>199653062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89519488687">
            <text:p>895194886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8030">
            <text:p>16408030</text:p>
          </table:table-cell>
          <table:table-cell office:value-type="float" office:value="185651975">
            <text:p>185651975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73042954031">
            <text:p>6730429540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12.41 ( 9.47 . 28.30 nmol/L ) , fPSA % 11.3</text:p>
          </table:table-cell>
          <table:table-cell office:value-type="string">
            <text:p>fPSA % 11.3</text:p>
          </table:table-cell>
          <table:table-cell office:value-type="string">
            <text:p><text:s/>( null % ) , PSA 3.200 ( &lt;4.400</text:p>
          </table:table-cell>
          <table:table-cell office:value-type="string">
            <text:p>fPSA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7795">
            <text:p>827795</text:p>
          </table:table-cell>
          <table:table-cell office:value-type="float" office:value="124176005">
            <text:p>124176005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66054330766">
            <text:p>6605433076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1.3</text:p>
          </table:table-cell>
          <table:table-cell office:value-type="string">
            <text:p>Vaba PSA % 11.3</text:p>
          </table:table-cell>
          <table:table-cell office:value-type="string">
            <text:p><text:s/>( &gt; 15.0 % ) S , P-PSA 10.970 (</text:p>
          </table:table-cell>
          <table:table-cell office:value-type="string">
            <text:p>Vaba PSA</text:p>
          </table:table-cell>
          <table:table-cell office:value-type="float" office:value="11.3">
            <text:p>1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52645">
            <text:p>14052645</text:p>
          </table:table-cell>
          <table:table-cell office:value-type="float" office:value="196786022">
            <text:p>196786022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55228050947">
            <text:p>552280509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5485">
            <text:p>24655485</text:p>
          </table:table-cell>
          <table:table-cell office:value-type="float" office:value="163449882">
            <text:p>163449882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64494842644">
            <text:p>64494842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6.10.2012 VASTUSED : S , P-Vaba PSA % 11.4</text:p>
          </table:table-cell>
          <table:table-cell office:value-type="string">
            <text:p>Vaba PSA % 11.4</text:p>
          </table:table-cell>
          <table:table-cell office:value-type="string">
            <text:p><text:s/>( null % ) , S , P-PSA 0.176 ( </text:p>
          </table:table-cell>
          <table:table-cell office:value-type="string">
            <text:p>Vaba PSA</text:p>
          </table:table-cell>
          <table:table-cell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8631">
            <text:p>7248631</text:p>
          </table:table-cell>
          <table:table-cell office:value-type="float" office:value="127091973">
            <text:p>127091973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24855596456">
            <text:p>248555964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91439">
            <text:p>8691439</text:p>
          </table:table-cell>
          <table:table-cell office:value-type="float" office:value="136356599">
            <text:p>136356599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76483735574">
            <text:p>764837355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1.4</text:p>
          </table:table-cell>
          <table:table-cell office:value-type="string">
            <text:p>Vaba PSA % 11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0521">
            <text:p>16430521</text:p>
          </table:table-cell>
          <table:table-cell office:value-type="float" office:value="175713018">
            <text:p>175713018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66581468256">
            <text:p>665814682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35437">
            <text:p>11835437</text:p>
          </table:table-cell>
          <table:table-cell office:value-type="float" office:value="166478831">
            <text:p>16647883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38652654560">
            <text:p>38652654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0169">
            <text:p>21870169</text:p>
          </table:table-cell>
          <table:table-cell office:value-type="float" office:value="190472834">
            <text:p>190472834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14617854790">
            <text:p>14617854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5</text:p>
          </table:table-cell>
          <table:table-cell office:value-type="string">
            <text:p><text:s/>( null % ) , PSA 0.869 ( &lt;4.400</text:p>
          </table:table-cell>
          <table:table-cell office:value-type="string">
            <text:p>fPSA</text:p>
          </table:table-cell>
          <table:table-cell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25379">
            <text:p>20625379</text:p>
          </table:table-cell>
          <table:table-cell office:value-type="float" office:value="219555392">
            <text:p>219555392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73968437438">
            <text:p>73968437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5</text:p>
          </table:table-cell>
          <table:table-cell office:value-type="string">
            <text:p><text:s/>( null % ) , PSA 59.640 ↑ ( &lt;4.</text:p>
          </table:table-cell>
          <table:table-cell office:value-type="string">
            <text:p>fPSA</text:p>
          </table:table-cell>
          <table:table-cell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2981">
            <text:p>11212981</text:p>
          </table:table-cell>
          <table:table-cell office:value-type="float" office:value="190472834">
            <text:p>190472834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14617854790">
            <text:p>146178547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5</text:p>
          </table:table-cell>
          <table:table-cell office:value-type="string">
            <text:p><text:s/>( null % ) , PSA 0.869 ( &lt;4.400</text:p>
          </table:table-cell>
          <table:table-cell office:value-type="string">
            <text:p>fPSA</text:p>
          </table:table-cell>
          <table:table-cell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19364">
            <text:p>21619364</text:p>
          </table:table-cell>
          <table:table-cell office:value-type="float" office:value="184074484">
            <text:p>18407448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13286193889">
            <text:p>13286193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5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1.56">
            <text:p>11,5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4375">
            <text:p>10884375</text:p>
          </table:table-cell>
          <table:table-cell office:value-type="float" office:value="184074484">
            <text:p>18407448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13286193889">
            <text:p>132861938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5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1.56">
            <text:p>11,5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4583">
            <text:p>14724583</text:p>
          </table:table-cell>
          <table:table-cell office:value-type="float" office:value="181282322">
            <text:p>18128232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21863143564">
            <text:p>218631435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5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1.58">
            <text:p>11,5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3097">
            <text:p>16923097</text:p>
          </table:table-cell>
          <table:table-cell office:value-type="float" office:value="170086236">
            <text:p>170086236</text:p>
          </table:table-cell>
          <table:table-cell office:value-type="string">
            <text:p>2013-04-03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70629346466">
            <text:p>706293464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12160">
            <text:p>14412160</text:p>
          </table:table-cell>
          <table:table-cell office:value-type="float" office:value="219545290">
            <text:p>219545290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76515938584">
            <text:p>765159385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19">
            <text:p>45219</text:p>
          </table:table-cell>
          <table:table-cell office:value-type="float" office:value="134085912">
            <text:p>134085912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98892753424">
            <text:p>988927534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11.6</text:p>
          </table:table-cell>
          <table:table-cell office:value-type="string">
            <text:p>Vaba PSA % 11.6</text:p>
          </table:table-cell>
          <table:table-cell office:value-type="string">
            <text:p><text:s/>( null % ) , S , P-PSA 0.259 ( </text:p>
          </table:table-cell>
          <table:table-cell office:value-type="string">
            <text:p>Vaba PSA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54297">
            <text:p>24154297</text:p>
          </table:table-cell>
          <table:table-cell office:value-type="float" office:value="161314909">
            <text:p>16131490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48502552549">
            <text:p>48502552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fPSA % 11.8</text:p>
          </table:table-cell>
          <table:table-cell office:value-type="string">
            <text:p>fPSA % 11.8</text:p>
          </table:table-cell>
          <table:table-cell office:value-type="string">
            <text:p><text:s/>( null % ) , PSA 0.339 ( &lt;4.100</text:p>
          </table:table-cell>
          <table:table-cell office:value-type="string">
            <text:p>fPSA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843">
            <text:p>505843</text:p>
          </table:table-cell>
          <table:table-cell office:value-type="float" office:value="83041811">
            <text:p>83041811</text:p>
          </table:table-cell>
          <table:table-cell office:value-type="string">
            <text:p>2012-02-01</text:p>
          </table:table-cell>
          <table:table-cell office:value-type="string">
            <text:p>S</text:p>
          </table:table-cell>
          <table:table-cell office:value-type="string">
            <text:p>2012-01-25</text:p>
          </table:table-cell>
          <table:table-cell office:value-type="float" office:value="69504272437">
            <text:p>695042724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1.8</text:p>
          </table:table-cell>
          <table:table-cell office:value-type="string">
            <text:p>Vaba PSA % 11.8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01190">
            <text:p>14201190</text:p>
          </table:table-cell>
          <table:table-cell office:value-type="float" office:value="161314909">
            <text:p>16131490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48502552549">
            <text:p>485025525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fPSA % 11.8</text:p>
          </table:table-cell>
          <table:table-cell office:value-type="string">
            <text:p>fPSA % 11.8</text:p>
          </table:table-cell>
          <table:table-cell office:value-type="string">
            <text:p><text:s/>( null % ) , PSA 0.339 ( &lt;4.100</text:p>
          </table:table-cell>
          <table:table-cell office:value-type="string">
            <text:p>fPSA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07376">
            <text:p>6807376</text:p>
          </table:table-cell>
          <table:table-cell office:value-type="float" office:value="131415304">
            <text:p>131415304</text:p>
          </table:table-cell>
          <table:table-cell office:value-type="string">
            <text:p>2012-07-06</text:p>
          </table:table-cell>
          <table:table-cell office:value-type="string">
            <text:p>S</text:p>
          </table:table-cell>
          <table:table-cell office:value-type="string">
            <text:p>2012-06-28</text:p>
          </table:table-cell>
          <table:table-cell office:value-type="float" office:value="22397397313">
            <text:p>223973973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1.8</text:p>
          </table:table-cell>
          <table:table-cell office:value-type="string">
            <text:p>Vaba PSA % 11.8</text:p>
          </table:table-cell>
          <table:table-cell office:value-type="string">
            <text:p><text:s/>( null % ) , S , P-PSA 0.338 ( </text:p>
          </table:table-cell>
          <table:table-cell office:value-type="string">
            <text:p>Vaba PSA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7665">
            <text:p>5227665</text:p>
          </table:table-cell>
          <table:table-cell office:value-type="float" office:value="133397905">
            <text:p>133397905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53395466746">
            <text:p>533954667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TUSED : S , P-CRP 4 ( &lt;5 mg/L ) Vaba PSA % 11.9</text:p>
          </table:table-cell>
          <table:table-cell office:value-type="string">
            <text:p>Vaba PSA % 11.9</text:p>
          </table:table-cell>
          <table:table-cell office:value-type="string">
            <text:p><text:s/>( null % ) S , P-PSA 2.020 ( &lt;4</text:p>
          </table:table-cell>
          <table:table-cell office:value-type="string">
            <text:p>Vaba PSA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2352">
            <text:p>7422352</text:p>
          </table:table-cell>
          <table:table-cell office:value-type="float" office:value="124107692">
            <text:p>124107692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11877780597">
            <text:p>118777805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14.03.2012 VASTUSED : Vaba PSA % 11.9</text:p>
          </table:table-cell>
          <table:table-cell office:value-type="string">
            <text:p>Vaba PSA % 11.9</text:p>
          </table:table-cell>
          <table:table-cell office:value-type="string">
            <text:p><text:s/>( null % ) , S , P-PSA 1.600 ( </text:p>
          </table:table-cell>
          <table:table-cell office:value-type="string">
            <text:p>Vaba PSA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92240">
            <text:p>16092240</text:p>
          </table:table-cell>
          <table:table-cell office:value-type="float" office:value="182477972">
            <text:p>182477972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6-05</text:p>
          </table:table-cell>
          <table:table-cell office:value-type="float" office:value="54215687315">
            <text:p>542156873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1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76698">
            <text:p>12776698</text:p>
          </table:table-cell>
          <table:table-cell office:value-type="float" office:value="200894112">
            <text:p>200894112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37039294606">
            <text:p>370392946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27838">
            <text:p>7327838</text:p>
          </table:table-cell>
          <table:table-cell office:value-type="float" office:value="124152917">
            <text:p>124152917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99431935298">
            <text:p>994319352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1.9">
            <text:p>1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9532">
            <text:p>11419532</text:p>
          </table:table-cell>
          <table:table-cell office:value-type="float" office:value="174220176">
            <text:p>174220176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374853">
            <text:p>6730303748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1.9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1.94">
            <text:p>11,9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61532">
            <text:p>13761532</text:p>
          </table:table-cell>
          <table:table-cell office:value-type="float" office:value="172776594">
            <text:p>17277659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30009496148">
            <text:p>30009496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12.0</text:p>
          </table:table-cell>
          <table:table-cell office:value-type="string">
            <text:p>Vaba PSA % 12.0</text:p>
          </table:table-cell>
          <table:table-cell office:value-type="string">
            <text:p><text:s/>( null % ) , S , P-PSA 0.415 ( </text:p>
          </table:table-cell>
          <table:table-cell office:value-type="string">
            <text:p>Vaba PSA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03040">
            <text:p>13903040</text:p>
          </table:table-cell>
          <table:table-cell office:value-type="float" office:value="211763855">
            <text:p>211763855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68065647322">
            <text:p>680656473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11959">
            <text:p>14211959</text:p>
          </table:table-cell>
          <table:table-cell office:value-type="float" office:value="194642370">
            <text:p>194642370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72730847402">
            <text:p>727308474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6.64 ( 9.47 . 28.30 nmol/L ) , fPSA % 12.0</text:p>
          </table:table-cell>
          <table:table-cell office:value-type="string">
            <text:p>fPSA % 12.0</text:p>
          </table:table-cell>
          <table:table-cell office:value-type="string">
            <text:p><text:s/>( null % ) , PSA 0.166 ( &lt;4.400</text:p>
          </table:table-cell>
          <table:table-cell office:value-type="string">
            <text:p>fPSA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58456">
            <text:p>14358456</text:p>
          </table:table-cell>
          <table:table-cell office:value-type="float" office:value="182550907">
            <text:p>182550907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87499815148">
            <text:p>87499815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2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2.2">
            <text:p>12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01701">
            <text:p>7301701</text:p>
          </table:table-cell>
          <table:table-cell office:value-type="float" office:value="124150088">
            <text:p>124150088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78164195384">
            <text:p>781641953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2.2">
            <text:p>12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92579">
            <text:p>14092579</text:p>
          </table:table-cell>
          <table:table-cell office:value-type="float" office:value="159025164">
            <text:p>159025164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26869790976">
            <text:p>268697909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2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2.3">
            <text:p>1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71484">
            <text:p>4571484</text:p>
          </table:table-cell>
          <table:table-cell office:value-type="float" office:value="87194495">
            <text:p>87194495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32240893993">
            <text:p>322408939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2.3">
            <text:p>1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2516">
            <text:p>22402516</text:p>
          </table:table-cell>
          <table:table-cell office:value-type="float" office:value="179593137">
            <text:p>179593137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441170">
            <text:p>673030441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2.3</text:p>
          </table:table-cell>
          <table:table-cell office:value-type="string">
            <text:p><text:s/>( null % ) , PSA 25.820 ( &lt;4.10</text:p>
          </table:table-cell>
          <table:table-cell office:value-type="string">
            <text:p>fPSA</text:p>
          </table:table-cell>
          <table:table-cell office:value-type="float" office:value="12.3">
            <text:p>1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8029">
            <text:p>7618029</text:p>
          </table:table-cell>
          <table:table-cell office:value-type="float" office:value="79941638">
            <text:p>79941638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2-08</text:p>
          </table:table-cell>
          <table:table-cell office:value-type="float" office:value="30657330628">
            <text:p>306573306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2.3</text:p>
          </table:table-cell>
          <table:table-cell office:value-type="string">
            <text:p>Vaba PSA % 12.3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2.3">
            <text:p>1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2613">
            <text:p>5252613</text:p>
          </table:table-cell>
          <table:table-cell office:value-type="float" office:value="138439212">
            <text:p>138439212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65254420119">
            <text:p>652544201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12.4</text:p>
          </table:table-cell>
          <table:table-cell office:value-type="string">
            <text:p>Vaba PSA % 12.4</text:p>
          </table:table-cell>
          <table:table-cell office:value-type="string">
            <text:p><text:s/>( null % ) , S , P-PSA 7.770 ( </text:p>
          </table:table-cell>
          <table:table-cell office:value-type="string">
            <text:p>Vaba PSA</text:p>
          </table:table-cell>
          <table:table-cell office:value-type="float" office:value="12.4">
            <text:p>12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73429">
            <text:p>21673429</text:p>
          </table:table-cell>
          <table:table-cell office:value-type="float" office:value="213066420">
            <text:p>213066420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81380014487">
            <text:p>81380014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2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2.5">
            <text:p>1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5753">
            <text:p>23075753</text:p>
          </table:table-cell>
          <table:table-cell office:value-type="float" office:value="176607667">
            <text:p>176607667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556759">
            <text:p>6730305567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5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2.52">
            <text:p>12,5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1265">
            <text:p>14301265</text:p>
          </table:table-cell>
          <table:table-cell office:value-type="float" office:value="183322315">
            <text:p>183322315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30320156006">
            <text:p>303201560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5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2.56">
            <text:p>12,5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45971">
            <text:p>7045971</text:p>
          </table:table-cell>
          <table:table-cell office:value-type="float" office:value="123667736">
            <text:p>123667736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22985235159">
            <text:p>229852351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2.7">
            <text:p>12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17320">
            <text:p>11817320</text:p>
          </table:table-cell>
          <table:table-cell office:value-type="float" office:value="177512717">
            <text:p>177512717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96317016660">
            <text:p>963170166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7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2.71">
            <text:p>12,7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58981">
            <text:p>22358981</text:p>
          </table:table-cell>
          <table:table-cell office:value-type="float" office:value="180729481">
            <text:p>18072948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89979265639">
            <text:p>899792656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2.7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2.77">
            <text:p>12,7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5147">
            <text:p>16305147</text:p>
          </table:table-cell>
          <table:table-cell office:value-type="float" office:value="184567299">
            <text:p>18456729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5469962">
            <text:p>6730354699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2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2.9">
            <text:p>12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048">
            <text:p>479048</text:p>
          </table:table-cell>
          <table:table-cell office:value-type="float" office:value="136335852">
            <text:p>136335852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1</text:p>
          </table:table-cell>
          <table:table-cell office:value-type="float" office:value="61171494700">
            <text:p>611714947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1.08.2012 Vaba PSA % 12.9</text:p>
          </table:table-cell>
          <table:table-cell office:value-type="string">
            <text:p>Vaba PSA % 12.9</text:p>
          </table:table-cell>
          <table:table-cell office:value-type="string">
            <text:p><text:s/>( null % ) ; PSA 3.630 ( &lt;4.400</text:p>
          </table:table-cell>
          <table:table-cell office:value-type="string">
            <text:p>Vaba PSA</text:p>
          </table:table-cell>
          <table:table-cell office:value-type="float" office:value="12.9">
            <text:p>12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6148">
            <text:p>16866148</text:p>
          </table:table-cell>
          <table:table-cell office:value-type="float" office:value="161507990">
            <text:p>161507990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office:value-type="string">
            <text:p>2012-12-12</text:p>
          </table:table-cell>
          <table:table-cell office:value-type="float" office:value="27742419274">
            <text:p>277424192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3.0</text:p>
          </table:table-cell>
          <table:table-cell office:value-type="string">
            <text:p><text:s/>( null % ) , PSA 3.450 ( &lt;4.400</text:p>
          </table:table-cell>
          <table:table-cell office:value-type="string">
            <text:p>fPSA</text:p>
          </table:table-cell>
          <table:table-cell table:style-name="Default"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97836">
            <text:p>12097836</text:p>
          </table:table-cell>
          <table:table-cell office:value-type="float" office:value="210263561">
            <text:p>210263561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98247766235">
            <text:p>982477662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3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48041">
            <text:p>7748041</text:p>
          </table:table-cell>
          <table:table-cell office:value-type="float" office:value="81645902">
            <text:p>81645902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62598131155">
            <text:p>625981311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3.1</text:p>
          </table:table-cell>
          <table:table-cell office:value-type="string">
            <text:p>Vaba PSA % 13.1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3.1">
            <text:p>13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8172">
            <text:p>16478172</text:p>
          </table:table-cell>
          <table:table-cell office:value-type="float" office:value="164166695">
            <text:p>164166695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56652291823">
            <text:p>566522918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3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3.1">
            <text:p>13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0958">
            <text:p>11240958</text:p>
          </table:table-cell>
          <table:table-cell office:value-type="float" office:value="181437014">
            <text:p>181437014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50398682819">
            <text:p>503986828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3.1</text:p>
          </table:table-cell>
          <table:table-cell office:value-type="string">
            <text:p>Vaba PSA % 13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3.1">
            <text:p>13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90513">
            <text:p>8190513</text:p>
          </table:table-cell>
          <table:table-cell office:value-type="float" office:value="149889973">
            <text:p>149889973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99431935298">
            <text:p>994319352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11.09.2012 VASTUSED : S , P-Vaba PSA % 13.2</text:p>
          </table:table-cell>
          <table:table-cell office:value-type="string">
            <text:p>Vaba PSA % 13.2</text:p>
          </table:table-cell>
          <table:table-cell office:value-type="string">
            <text:p><text:s/>( null % ) , S , P-PSA 1.520 ( </text:p>
          </table:table-cell>
          <table:table-cell office:value-type="string">
            <text:p>Vaba PSA</text:p>
          </table:table-cell>
          <table:table-cell office:value-type="float" office:value="13.2">
            <text:p>13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74052">
            <text:p>14574052</text:p>
          </table:table-cell>
          <table:table-cell office:value-type="float" office:value="179083844">
            <text:p>179083844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32380918854">
            <text:p>323809188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3.2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3.24">
            <text:p>13,2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19671">
            <text:p>24219671</text:p>
          </table:table-cell>
          <table:table-cell office:value-type="float" office:value="167528528">
            <text:p>167528528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420667">
            <text:p>6730304206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3.2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3.29">
            <text:p>13,2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5148">
            <text:p>11425148</text:p>
          </table:table-cell>
          <table:table-cell office:value-type="float" office:value="158984282">
            <text:p>15898428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73377044058">
            <text:p>733770440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3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3.8">
            <text:p>13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38443">
            <text:p>16138443</text:p>
          </table:table-cell>
          <table:table-cell office:value-type="float" office:value="170787888">
            <text:p>170787888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961060059">
            <text:p>179610600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- 5,0 , Na - 134 , PSA - 5,26 , vaba PSA - 13,8 %</text:p>
          </table:table-cell>
          <table:table-cell office:value-type="string">
            <text:p>vaba PSA - 13,8 %</text:p>
          </table:table-cell>
          <table:table-cell office:value-type="string">
            <text:p><text:s/>, CRV - 76 &gt; 72 . , D-Dimeerid </text:p>
          </table:table-cell>
          <table:table-cell office:value-type="string">
            <text:p>vaba PSA</text:p>
          </table:table-cell>
          <table:table-cell office:value-type="float" office:value="13.8">
            <text:p>13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70812">
            <text:p>11670812</text:p>
          </table:table-cell>
          <table:table-cell office:value-type="float" office:value="162546352">
            <text:p>162546352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59557097095">
            <text:p>595570970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3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3.8">
            <text:p>13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0495">
            <text:p>24650495</text:p>
          </table:table-cell>
          <table:table-cell office:value-type="float" office:value="176076229">
            <text:p>176076229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5517463635">
            <text:p>65517463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3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3.9">
            <text:p>13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05420">
            <text:p>21905420</text:p>
          </table:table-cell>
          <table:table-cell office:value-type="float" office:value="184173598">
            <text:p>18417359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325836">
            <text:p>6730303258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4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78146">
            <text:p>23778146</text:p>
          </table:table-cell>
          <table:table-cell office:value-type="float" office:value="160216390">
            <text:p>160216390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72444016743">
            <text:p>72444016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4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56894">
            <text:p>7156894</text:p>
          </table:table-cell>
          <table:table-cell office:value-type="float" office:value="126799998">
            <text:p>126799998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48232124503">
            <text:p>482321245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4.1</text:p>
          </table:table-cell>
          <table:table-cell office:value-type="string">
            <text:p>Vaba PSA % 14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1">
            <text:p>14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88161">
            <text:p>11288161</text:p>
          </table:table-cell>
          <table:table-cell office:value-type="float" office:value="206005856">
            <text:p>206005856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92458133360">
            <text:p>924581333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2">
            <text:p>1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46388">
            <text:p>7446388</text:p>
          </table:table-cell>
          <table:table-cell office:value-type="float" office:value="123659976">
            <text:p>12365997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22029626883">
            <text:p>220296268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2">
            <text:p>1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85253">
            <text:p>13785253</text:p>
          </table:table-cell>
          <table:table-cell office:value-type="float" office:value="199945720">
            <text:p>199945720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673033520940">
            <text:p>6730335209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3">
            <text:p>14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37316">
            <text:p>14937316</text:p>
          </table:table-cell>
          <table:table-cell office:value-type="float" office:value="179350783">
            <text:p>179350783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6906672948">
            <text:p>669066729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4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4.48">
            <text:p>14,4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4907">
            <text:p>16854907</text:p>
          </table:table-cell>
          <table:table-cell office:value-type="float" office:value="162532991">
            <text:p>162532991</text:p>
          </table:table-cell>
          <table:table-cell office:value-type="string">
            <text:p>2013-02-14</text:p>
          </table:table-cell>
          <table:table-cell office:value-type="string">
            <text:p>S</text:p>
          </table:table-cell>
          <table:table-cell office:value-type="string">
            <text:p>2013-02-11</text:p>
          </table:table-cell>
          <table:table-cell office:value-type="float" office:value="673038290506">
            <text:p>6730382905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4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4.5">
            <text:p>14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7484">
            <text:p>11997484</text:p>
          </table:table-cell>
          <table:table-cell office:value-type="float" office:value="198688082">
            <text:p>198688082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416982">
            <text:p>6730304169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4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4.6">
            <text:p>1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57338">
            <text:p>5157338</text:p>
          </table:table-cell>
          <table:table-cell office:value-type="float" office:value="141762218">
            <text:p>141762218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32858282314">
            <text:p>328582823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4.7</text:p>
          </table:table-cell>
          <table:table-cell office:value-type="string">
            <text:p>Vaba PSA % 14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7">
            <text:p>14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6951">
            <text:p>20086951</text:p>
          </table:table-cell>
          <table:table-cell office:value-type="float" office:value="158058331">
            <text:p>158058331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563575">
            <text:p>6730405635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estistes ja alakõhus PSA 3,36 , vaba PSA 14,7 %</text:p>
          </table:table-cell>
          <table:table-cell office:value-type="string">
            <text:p>vaba PSA 14,7 %</text:p>
          </table:table-cell>
          <table:table-cell office:value-type="string">
            <text:p><text:s/>oli dets 2011 .</text:p>
          </table:table-cell>
          <table:table-cell office:value-type="string">
            <text:p>vaba PSA</text:p>
          </table:table-cell>
          <table:table-cell office:value-type="float" office:value="14.7">
            <text:p>14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57898">
            <text:p>23857898</text:p>
          </table:table-cell>
          <table:table-cell office:value-type="float" office:value="175054791">
            <text:p>175054791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70254778841">
            <text:p>70254778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7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4.71">
            <text:p>14,7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77006">
            <text:p>8177006</text:p>
          </table:table-cell>
          <table:table-cell office:value-type="float" office:value="134143654">
            <text:p>134143654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58086787068">
            <text:p>5808678706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4.8</text:p>
          </table:table-cell>
          <table:table-cell office:value-type="string">
            <text:p>Vaba PSA % 14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8">
            <text:p>14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6378">
            <text:p>24606378</text:p>
          </table:table-cell>
          <table:table-cell office:value-type="float" office:value="155247857">
            <text:p>155247857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37458847">
            <text:p>673037458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4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4.9">
            <text:p>14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35450">
            <text:p>11435450</text:p>
          </table:table-cell>
          <table:table-cell office:value-type="float" office:value="214640613">
            <text:p>21464061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534842">
            <text:p>6730305348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4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4.9">
            <text:p>14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3443">
            <text:p>5063443</text:p>
          </table:table-cell>
          <table:table-cell office:value-type="float" office:value="152483729">
            <text:p>152483729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79260762295">
            <text:p>792607622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5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022">
            <text:p>93022</text:p>
          </table:table-cell>
          <table:table-cell office:value-type="float" office:value="84600588">
            <text:p>84600588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2012-02-20</text:p>
          </table:table-cell>
          <table:table-cell office:value-type="float" office:value="85238627968">
            <text:p>852386279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Vaba PSA % 15.1</text:p>
          </table:table-cell>
          <table:table-cell office:value-type="string">
            <text:p>Vaba PSA % 15.1</text:p>
          </table:table-cell>
          <table:table-cell office:value-type="string">
            <text:p><text:s/>( null % ) , S , P-PSA 1.590 ( </text:p>
          </table:table-cell>
          <table:table-cell office:value-type="string">
            <text:p>Vaba PSA</text:p>
          </table:table-cell>
          <table:table-cell office:value-type="float" office:value="15.1">
            <text:p>15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9449">
            <text:p>14449449</text:p>
          </table:table-cell>
          <table:table-cell office:value-type="float" office:value="174126407">
            <text:p>174126407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554061">
            <text:p>6730305540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5.2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5.21">
            <text:p>15,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7812">
            <text:p>4827812</text:p>
          </table:table-cell>
          <table:table-cell office:value-type="float" office:value="138443943">
            <text:p>138443943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92081656743">
            <text:p>920816567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4</text:p>
          </table:table-cell>
          <table:table-cell office:value-type="string">
            <text:p>Vaba PSA % 15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5.4">
            <text:p>1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963">
            <text:p>612963</text:p>
          </table:table-cell>
          <table:table-cell office:value-type="float" office:value="85808905">
            <text:p>85808905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7</text:p>
          </table:table-cell>
          <table:table-cell office:value-type="float" office:value="28105692714">
            <text:p>281056927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5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5.5">
            <text:p>1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3822">
            <text:p>5203822</text:p>
          </table:table-cell>
          <table:table-cell office:value-type="float" office:value="131590774">
            <text:p>131590774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47412397389">
            <text:p>474123973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6</text:p>
          </table:table-cell>
          <table:table-cell office:value-type="string">
            <text:p>Vaba PSA % 15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5.6">
            <text:p>1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6727">
            <text:p>4256727</text:p>
          </table:table-cell>
          <table:table-cell office:value-type="float" office:value="124157800">
            <text:p>124157800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46811787739">
            <text:p>468117877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<text:s/>ja uus PSA Praegu PSA üle 2 ja vaba PSA 15,6 %</text:p>
          </table:table-cell>
          <table:table-cell office:value-type="string">
            <text:p>vaba PSA 15,6 %</text:p>
          </table:table-cell>
          <table:table-cell/>
          <table:table-cell office:value-type="string">
            <text:p>vaba PSA</text:p>
          </table:table-cell>
          <table:table-cell office:value-type="float" office:value="15.6">
            <text:p>1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2702">
            <text:p>692702</text:p>
          </table:table-cell>
          <table:table-cell office:value-type="float" office:value="80288685">
            <text:p>80288685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22027599142">
            <text:p>220275991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6</text:p>
          </table:table-cell>
          <table:table-cell office:value-type="string">
            <text:p>Vaba PSA % 15.6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5.6">
            <text:p>1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21913">
            <text:p>11521913</text:p>
          </table:table-cell>
          <table:table-cell office:value-type="float" office:value="160902818">
            <text:p>16090281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54877291404">
            <text:p>548772914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5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5.6">
            <text:p>1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8508">
            <text:p>24618508</text:p>
          </table:table-cell>
          <table:table-cell office:value-type="float" office:value="184625045">
            <text:p>184625045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55055131047">
            <text:p>55055131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5.6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5.61">
            <text:p>15,6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83769">
            <text:p>4683769</text:p>
          </table:table-cell>
          <table:table-cell office:value-type="float" office:value="137451227">
            <text:p>137451227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35146682133">
            <text:p>351466821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7</text:p>
          </table:table-cell>
          <table:table-cell office:value-type="string">
            <text:p>Vaba PSA % 15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5.7">
            <text:p>1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72623">
            <text:p>11872623</text:p>
          </table:table-cell>
          <table:table-cell office:value-type="float" office:value="193156880">
            <text:p>193156880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45662014947">
            <text:p>456620149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tiivne valk 9.1 ↑ ( &lt;5.0 mg/L ) Vaba PSA % 15.7</text:p>
          </table:table-cell>
          <table:table-cell office:value-type="string">
            <text:p>Vaba PSA % 15.7</text:p>
          </table:table-cell>
          <table:table-cell office:value-type="string">
            <text:p><text:s/>( null % ) Prostataspetsiifilin</text:p>
          </table:table-cell>
          <table:table-cell office:value-type="string">
            <text:p>Vaba PSA</text:p>
          </table:table-cell>
          <table:table-cell office:value-type="float" office:value="15.7">
            <text:p>1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5064">
            <text:p>16775064</text:p>
          </table:table-cell>
          <table:table-cell office:value-type="float" office:value="175400882">
            <text:p>175400882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2013-04-23</text:p>
          </table:table-cell>
          <table:table-cell office:value-type="float" office:value="673034612901">
            <text:p>6730346129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5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8537">
            <text:p>23528537</text:p>
          </table:table-cell>
          <table:table-cell office:value-type="float" office:value="203250343">
            <text:p>203250343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88231145363">
            <text:p>88231145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5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9071">
            <text:p>4789071</text:p>
          </table:table-cell>
          <table:table-cell office:value-type="float" office:value="136357442">
            <text:p>136357442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90760369979">
            <text:p>907603699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8</text:p>
          </table:table-cell>
          <table:table-cell office:value-type="string">
            <text:p>Vaba PSA % 15.8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46801">
            <text:p>8046801</text:p>
          </table:table-cell>
          <table:table-cell office:value-type="float" office:value="136357442">
            <text:p>136357442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90760369979">
            <text:p>9076036997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5.8</text:p>
          </table:table-cell>
          <table:table-cell office:value-type="string">
            <text:p>Vaba PSA % 15.8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5177">
            <text:p>2355177</text:p>
          </table:table-cell>
          <table:table-cell office:value-type="float" office:value="87579608">
            <text:p>87579608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11916989271">
            <text:p>119169892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21022012 - 6,25ng/ml vaba PSA 15,8 %</text:p>
          </table:table-cell>
          <table:table-cell office:value-type="string">
            <text:p>vaba PSA 15,8 %</text:p>
          </table:table-cell>
          <table:table-cell/>
          <table:table-cell office:value-type="string">
            <text:p>vaba PSA</text:p>
          </table:table-cell>
          <table:table-cell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5391">
            <text:p>24095391</text:p>
          </table:table-cell>
          <table:table-cell office:value-type="float" office:value="205473547">
            <text:p>205473547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91244368098">
            <text:p>912443680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61407">
            <text:p>8661407</text:p>
          </table:table-cell>
          <table:table-cell office:value-type="float" office:value="145823156">
            <text:p>14582315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09-07-03</text:p>
          </table:table-cell>
          <table:table-cell office:value-type="float" office:value="69522663969">
            <text:p>695226639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3939">
            <text:p>10273939</text:p>
          </table:table-cell>
          <table:table-cell office:value-type="float" office:value="160174194">
            <text:p>160174194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91504164863">
            <text:p>9150416486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6.0</text:p>
          </table:table-cell>
          <table:table-cell office:value-type="string">
            <text:p>Vaba PSA % 16.0</text:p>
          </table:table-cell>
          <table:table-cell office:value-type="string">
            <text:p><text:s/>( null % ) , S , P-PSA 0.936 ( </text:p>
          </table:table-cell>
          <table:table-cell office:value-type="string">
            <text:p>Vaba PSA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5788">
            <text:p>22405788</text:p>
          </table:table-cell>
          <table:table-cell office:value-type="float" office:value="185097507">
            <text:p>18509750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51078449460">
            <text:p>51078449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37182">
            <text:p>11737182</text:p>
          </table:table-cell>
          <table:table-cell office:value-type="float" office:value="174202367">
            <text:p>17420236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46574388">
            <text:p>6730465743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0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02">
            <text:p>16,0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6815">
            <text:p>4696815</text:p>
          </table:table-cell>
          <table:table-cell office:value-type="float" office:value="134143133">
            <text:p>134143133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81093661036">
            <text:p>810936610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6.1</text:p>
          </table:table-cell>
          <table:table-cell office:value-type="string">
            <text:p>Vaba PSA % 16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1">
            <text:p>16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60784">
            <text:p>11160784</text:p>
          </table:table-cell>
          <table:table-cell office:value-type="float" office:value="174147051">
            <text:p>174147051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91924355816">
            <text:p>91924355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1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11">
            <text:p>16,1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1464">
            <text:p>21761464</text:p>
          </table:table-cell>
          <table:table-cell office:value-type="float" office:value="202138203">
            <text:p>20213820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21544891000">
            <text:p>215448910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3">
            <text:p>1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9114">
            <text:p>4379114</text:p>
          </table:table-cell>
          <table:table-cell office:value-type="float" office:value="123681345">
            <text:p>123681345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21465481219">
            <text:p>214654812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6.4</text:p>
          </table:table-cell>
          <table:table-cell office:value-type="string">
            <text:p>Vaba PSA % 16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4">
            <text:p>1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060">
            <text:p>454060</text:p>
          </table:table-cell>
          <table:table-cell office:value-type="float" office:value="90040084">
            <text:p>90040084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office:value-type="string">
            <text:p>2012-03-14</text:p>
          </table:table-cell>
          <table:table-cell office:value-type="float" office:value="16648883818">
            <text:p>166488838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4">
            <text:p>1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95707">
            <text:p>11895707</text:p>
          </table:table-cell>
          <table:table-cell office:value-type="float" office:value="164211797">
            <text:p>164211797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0468924">
            <text:p>6730304689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6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6.4">
            <text:p>1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9673">
            <text:p>16369673</text:p>
          </table:table-cell>
          <table:table-cell office:value-type="float" office:value="174189730">
            <text:p>174189730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247177011">
            <text:p>612471770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6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6.6">
            <text:p>1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4041">
            <text:p>8434041</text:p>
          </table:table-cell>
          <table:table-cell office:value-type="float" office:value="131572580">
            <text:p>131572580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23780926874">
            <text:p>237809268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6.7</text:p>
          </table:table-cell>
          <table:table-cell office:value-type="string">
            <text:p>Vaba PSA % 16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7">
            <text:p>1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6792">
            <text:p>4096792</text:p>
          </table:table-cell>
          <table:table-cell office:value-type="float" office:value="122358773">
            <text:p>122358773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75692930156">
            <text:p>756929301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7">
            <text:p>16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00024">
            <text:p>24700024</text:p>
          </table:table-cell>
          <table:table-cell office:value-type="float" office:value="209921332">
            <text:p>209921332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98044670449">
            <text:p>980446704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6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6.9">
            <text:p>1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0074">
            <text:p>16920074</text:p>
          </table:table-cell>
          <table:table-cell office:value-type="float" office:value="218633106">
            <text:p>218633106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12-16</text:p>
          </table:table-cell>
          <table:table-cell office:value-type="float" office:value="75663578688">
            <text:p>756635786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25-OH ) 34.4 ↓ ( &gt; 75 nmol/L ) fPSA % 16.9</text:p>
          </table:table-cell>
          <table:table-cell office:value-type="string">
            <text:p>fPSA % 16.9</text:p>
          </table:table-cell>
          <table:table-cell office:value-type="string">
            <text:p><text:s/>( null % ) PSA 3.540 ↑ ( &lt;3.100</text:p>
          </table:table-cell>
          <table:table-cell office:value-type="string">
            <text:p>fPSA</text:p>
          </table:table-cell>
          <table:table-cell office:value-type="float" office:value="16.9">
            <text:p>1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7697">
            <text:p>16487697</text:p>
          </table:table-cell>
          <table:table-cell office:value-type="float" office:value="192150679">
            <text:p>192150679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8-01</text:p>
          </table:table-cell>
          <table:table-cell office:value-type="float" office:value="82302636609">
            <text:p>823026366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01.08.2013 fPSA % 17.0</text:p>
          </table:table-cell>
          <table:table-cell office:value-type="string">
            <text:p>fPSA % 17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61">
            <text:p>75961</text:p>
          </table:table-cell>
          <table:table-cell office:value-type="float" office:value="141692490">
            <text:p>141692490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23172453996">
            <text:p>231724539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7.0</text:p>
          </table:table-cell>
          <table:table-cell office:value-type="string">
            <text:p>Vaba PSA % 17.0</text:p>
          </table:table-cell>
          <table:table-cell office:value-type="string">
            <text:p><text:s/>( null % ) , S , P-PSA 0.411 ( </text:p>
          </table:table-cell>
          <table:table-cell office:value-type="string">
            <text:p>Vaba PSA</text:p>
          </table:table-cell>
          <table:table-cell table:style-name="Default"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4355">
            <text:p>4524355</text:p>
          </table:table-cell>
          <table:table-cell office:value-type="float" office:value="90680444">
            <text:p>90680444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46231616760">
            <text:p>462316167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1">
            <text:p>1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4618">
            <text:p>4764618</text:p>
          </table:table-cell>
          <table:table-cell office:value-type="float" office:value="149889462">
            <text:p>14988946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65058788885">
            <text:p>650587888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1">
            <text:p>17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5740">
            <text:p>23075740</text:p>
          </table:table-cell>
          <table:table-cell office:value-type="float" office:value="176607667">
            <text:p>176607667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556759">
            <text:p>6730305567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1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7.18">
            <text:p>17,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1939">
            <text:p>6811939</text:p>
          </table:table-cell>
          <table:table-cell office:value-type="float" office:value="82523047">
            <text:p>82523047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73493479916">
            <text:p>734934799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4.01.2012 VASTUSED : S , P-Vaba PSA % 17.2</text:p>
          </table:table-cell>
          <table:table-cell office:value-type="string">
            <text:p>Vaba PSA % 17.2</text:p>
          </table:table-cell>
          <table:table-cell office:value-type="string">
            <text:p><text:s/>( &gt; 15.0 % ) , S , P-PSA 0.290 </text:p>
          </table:table-cell>
          <table:table-cell office:value-type="string">
            <text:p>Vaba PSA</text:p>
          </table:table-cell>
          <table:table-cell office:value-type="float" office:value="17.2">
            <text:p>1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9913">
            <text:p>23569913</text:p>
          </table:table-cell>
          <table:table-cell office:value-type="float" office:value="168987476">
            <text:p>16898747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9158446380">
            <text:p>99158446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7.2</text:p>
          </table:table-cell>
          <table:table-cell office:value-type="string">
            <text:p>Vaba PSA % 17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2">
            <text:p>1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34127">
            <text:p>22934127</text:p>
          </table:table-cell>
          <table:table-cell office:value-type="float" office:value="166357071">
            <text:p>166357071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89798138179">
            <text:p>89798138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7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7.2">
            <text:p>1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76062">
            <text:p>21676062</text:p>
          </table:table-cell>
          <table:table-cell office:value-type="float" office:value="183665435">
            <text:p>183665435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89059794781">
            <text:p>89059794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mol/L ) AFP 2.73 ( &lt;5.80 kU/L ) fPSA % 17.3</text:p>
          </table:table-cell>
          <table:table-cell office:value-type="string">
            <text:p>fPSA % 17.3</text:p>
          </table:table-cell>
          <table:table-cell office:value-type="string">
            <text:p><text:s/>( null % ) PSA 5.020 ↑ ( &lt;4.100</text:p>
          </table:table-cell>
          <table:table-cell office:value-type="string">
            <text:p>fPSA</text:p>
          </table:table-cell>
          <table:table-cell office:value-type="float" office:value="17.3">
            <text:p>17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0488">
            <text:p>7840488</text:p>
          </table:table-cell>
          <table:table-cell office:value-type="float" office:value="86477983">
            <text:p>86477983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39018317464">
            <text:p>390183174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4">
            <text:p>1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9985">
            <text:p>16499985</text:p>
          </table:table-cell>
          <table:table-cell office:value-type="float" office:value="161731289">
            <text:p>161731289</text:p>
          </table:table-cell>
          <table:table-cell office:value-type="string">
            <text:p>2013-02-06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74485618787">
            <text:p>744856187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7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7.4">
            <text:p>1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59772">
            <text:p>10559772</text:p>
          </table:table-cell>
          <table:table-cell office:value-type="float" office:value="155186585">
            <text:p>155186585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529830790">
            <text:p>6852983079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näärme intravesikulaarne kasv , fPSA % 17.5</text:p>
          </table:table-cell>
          <table:table-cell office:value-type="string">
            <text:p>fPSA % 17.5</text:p>
          </table:table-cell>
          <table:table-cell office:value-type="string">
            <text:p><text:s/>% , PSA 3.150 , fPSA 0.55 ( µg/</text:p>
          </table:table-cell>
          <table:table-cell office:value-type="string">
            <text:p>fPSA</text:p>
          </table:table-cell>
          <table:table-cell office:value-type="float" office:value="17.5">
            <text:p>1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01351">
            <text:p>16101351</text:p>
          </table:table-cell>
          <table:table-cell office:value-type="float" office:value="155186585">
            <text:p>155186585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529830790">
            <text:p>685298307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näärme intravesikulaarne kasv , fPSA % 17.5</text:p>
          </table:table-cell>
          <table:table-cell office:value-type="string">
            <text:p>fPSA % 17.5</text:p>
          </table:table-cell>
          <table:table-cell office:value-type="string">
            <text:p><text:s/>% , PSA 3.150 , fPSA 0.55 ( µg/</text:p>
          </table:table-cell>
          <table:table-cell office:value-type="string">
            <text:p>fPSA</text:p>
          </table:table-cell>
          <table:table-cell office:value-type="float" office:value="17.5">
            <text:p>17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760">
            <text:p>781760</text:p>
          </table:table-cell>
          <table:table-cell office:value-type="float" office:value="84604275">
            <text:p>84604275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office:value-type="string">
            <text:p>2012-02-15</text:p>
          </table:table-cell>
          <table:table-cell office:value-type="float" office:value="17866878804">
            <text:p>178668788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6">
            <text:p>17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6810">
            <text:p>23406810</text:p>
          </table:table-cell>
          <table:table-cell office:value-type="float" office:value="171734496">
            <text:p>171734496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31408814086">
            <text:p>31408814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7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49255">
            <text:p>22549255</text:p>
          </table:table-cell>
          <table:table-cell office:value-type="float" office:value="205024737">
            <text:p>20502473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73083524118">
            <text:p>730835241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6992">
            <text:p>24326992</text:p>
          </table:table-cell>
          <table:table-cell office:value-type="float" office:value="168193299">
            <text:p>168193299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71433966223">
            <text:p>71433966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7.7</text:p>
          </table:table-cell>
          <table:table-cell office:value-type="string">
            <text:p>Vaba PSA % 1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2852">
            <text:p>12102852</text:p>
          </table:table-cell>
          <table:table-cell office:value-type="float" office:value="205024737">
            <text:p>20502473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73083524118">
            <text:p>73083524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92785">
            <text:p>4992785</text:p>
          </table:table-cell>
          <table:table-cell office:value-type="float" office:value="131568470">
            <text:p>131568470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75042020614">
            <text:p>75042020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5448">
            <text:p>4745448</text:p>
          </table:table-cell>
          <table:table-cell office:value-type="float" office:value="151130497">
            <text:p>151130497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30003253048">
            <text:p>300032530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9">
            <text:p>17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5067">
            <text:p>13095067</text:p>
          </table:table-cell>
          <table:table-cell office:value-type="float" office:value="199363853">
            <text:p>199363853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44847632">
            <text:p>6730448476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7.9">
            <text:p>17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80198">
            <text:p>8080198</text:p>
          </table:table-cell>
          <table:table-cell office:value-type="float" office:value="131568735">
            <text:p>131568735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30003253048">
            <text:p>300032530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7.9</text:p>
          </table:table-cell>
          <table:table-cell office:value-type="string">
            <text:p><text:s/>( null % ) , S , P-PSA 2.460 ( </text:p>
          </table:table-cell>
          <table:table-cell office:value-type="string">
            <text:p>Vaba PSA</text:p>
          </table:table-cell>
          <table:table-cell office:value-type="float" office:value="17.9">
            <text:p>17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88963">
            <text:p>23888963</text:p>
          </table:table-cell>
          <table:table-cell office:value-type="float" office:value="183661591">
            <text:p>18366159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63084599395">
            <text:p>63084599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8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5834">
            <text:p>21515834</text:p>
          </table:table-cell>
          <table:table-cell office:value-type="float" office:value="174082446">
            <text:p>174082446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88246461925">
            <text:p>88246461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0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04629">
            <text:p>7404629</text:p>
          </table:table-cell>
          <table:table-cell office:value-type="float" office:value="124148880">
            <text:p>124148880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750298317">
            <text:p>427502983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8 %</text:p>
          </table:table-cell>
          <table:table-cell office:value-type="string">
            <text:p><text:s/>Biopsia vajadust ei näe</text:p>
          </table:table-cell>
          <table:table-cell office:value-type="string">
            <text:p>Vaba PSA</text:p>
          </table:table-cell>
          <table:table-cell table:style-name="Default"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39497">
            <text:p>4839497</text:p>
          </table:table-cell>
          <table:table-cell office:value-type="float" office:value="143408750">
            <text:p>143408750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61562363606">
            <text:p>615623636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8.0</text:p>
          </table:table-cell>
          <table:table-cell office:value-type="string">
            <text:p>Vaba PSA % 18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0105">
            <text:p>4380105</text:p>
          </table:table-cell>
          <table:table-cell office:value-type="float" office:value="124148880">
            <text:p>124148880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750298317">
            <text:p>42750298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18 %</text:p>
          </table:table-cell>
          <table:table-cell office:value-type="string">
            <text:p><text:s/>Biopsia vajadust ei näe</text:p>
          </table:table-cell>
          <table:table-cell office:value-type="string">
            <text:p>Vaba PSA</text:p>
          </table:table-cell>
          <table:table-cell table:style-name="Default"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456">
            <text:p>421456</text:p>
          </table:table-cell>
          <table:table-cell office:value-type="float" office:value="85821719">
            <text:p>85821719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09</text:p>
          </table:table-cell>
          <table:table-cell office:value-type="float" office:value="15971280344">
            <text:p>159712803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1">
            <text:p>18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17405">
            <text:p>13217405</text:p>
          </table:table-cell>
          <table:table-cell office:value-type="float" office:value="161314846">
            <text:p>161314846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11423249298">
            <text:p>114232492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fPSA % 18.1</text:p>
          </table:table-cell>
          <table:table-cell office:value-type="string">
            <text:p>fPSA % 18.1</text:p>
          </table:table-cell>
          <table:table-cell office:value-type="string">
            <text:p><text:s/>( null % ) , PSA 0.221 ( &lt;4.400</text:p>
          </table:table-cell>
          <table:table-cell office:value-type="string">
            <text:p>fPSA</text:p>
          </table:table-cell>
          <table:table-cell office:value-type="float" office:value="18.1">
            <text:p>18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14514">
            <text:p>13614514</text:p>
          </table:table-cell>
          <table:table-cell office:value-type="float" office:value="169169942">
            <text:p>169169942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1-09-22</text:p>
          </table:table-cell>
          <table:table-cell office:value-type="float" office:value="673030326374">
            <text:p>6730303263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S , P-Vaba PSA % 18.2</text:p>
          </table:table-cell>
          <table:table-cell office:value-type="string">
            <text:p>Vaba PSA % 18.2</text:p>
          </table:table-cell>
          <table:table-cell office:value-type="string">
            <text:p><text:s/>( &gt; 15.0 % ) , S , P-PSA 0.220 </text:p>
          </table:table-cell>
          <table:table-cell office:value-type="string">
            <text:p>Vaba PSA</text:p>
          </table:table-cell>
          <table:table-cell office:value-type="float" office:value="18.2">
            <text:p>1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97473">
            <text:p>23497473</text:p>
          </table:table-cell>
          <table:table-cell office:value-type="float" office:value="215188143">
            <text:p>215188143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65804179646">
            <text:p>65804179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2">
            <text:p>1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3954">
            <text:p>24373954</text:p>
          </table:table-cell>
          <table:table-cell office:value-type="float" office:value="178595346">
            <text:p>17859534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489235">
            <text:p>6730304892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8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8.3">
            <text:p>1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07365">
            <text:p>14807365</text:p>
          </table:table-cell>
          <table:table-cell office:value-type="float" office:value="200561446">
            <text:p>200561446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25400444366">
            <text:p>254004443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8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8.3">
            <text:p>1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39979">
            <text:p>7639979</text:p>
          </table:table-cell>
          <table:table-cell office:value-type="float" office:value="80293356">
            <text:p>80293356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40458231098">
            <text:p>404582310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8.4</text:p>
          </table:table-cell>
          <table:table-cell office:value-type="string">
            <text:p>Vaba PSA % 18.4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8.4">
            <text:p>1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25452">
            <text:p>14025452</text:p>
          </table:table-cell>
          <table:table-cell office:value-type="float" office:value="190150212">
            <text:p>190150212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83539138307">
            <text:p>835391383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4">
            <text:p>1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79739">
            <text:p>13079739</text:p>
          </table:table-cell>
          <table:table-cell office:value-type="float" office:value="213648330">
            <text:p>213648330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0542999">
            <text:p>6730305429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886">
            <text:p>528886</text:p>
          </table:table-cell>
          <table:table-cell office:value-type="float" office:value="90464051">
            <text:p>90464051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93115925505">
            <text:p>931159255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7499">
            <text:p>10467499</text:p>
          </table:table-cell>
          <table:table-cell office:value-type="float" office:value="168837744">
            <text:p>168837744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office:value-type="string">
            <text:p>2013-03-25</text:p>
          </table:table-cell>
          <table:table-cell office:value-type="float" office:value="81588315600">
            <text:p>815883156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8.5</text:p>
          </table:table-cell>
          <table:table-cell office:value-type="string">
            <text:p><text:s/>( null % ) , PSA 2.110 ( &lt;4.400</text:p>
          </table:table-cell>
          <table:table-cell office:value-type="string">
            <text:p>fPSA</text:p>
          </table:table-cell>
          <table:table-cell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7502">
            <text:p>13727502</text:p>
          </table:table-cell>
          <table:table-cell office:value-type="float" office:value="195480155">
            <text:p>195480155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25157875079">
            <text:p>251578750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8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9205">
            <text:p>699205</text:p>
          </table:table-cell>
          <table:table-cell office:value-type="float" office:value="95676674">
            <text:p>95676674</text:p>
          </table:table-cell>
          <table:table-cell office:value-type="string">
            <text:p>2012-04-22</text:p>
          </table:table-cell>
          <table:table-cell office:value-type="string">
            <text:p>S</text:p>
          </table:table-cell>
          <table:table-cell office:value-type="string">
            <text:p>2012-03-30</text:p>
          </table:table-cell>
          <table:table-cell office:value-type="float" office:value="59826571358">
            <text:p>598265713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) S , P-Valk 70 ( 64 . 83 g/L ) Vaba PSA % 18.7</text:p>
          </table:table-cell>
          <table:table-cell office:value-type="string">
            <text:p>Vaba PSA % 18.7</text:p>
          </table:table-cell>
          <table:table-cell office:value-type="string">
            <text:p><text:s/>( null % ) S , P-PSA 2.140 ( &lt;4</text:p>
          </table:table-cell>
          <table:table-cell office:value-type="string">
            <text:p>Vaba PSA</text:p>
          </table:table-cell>
          <table:table-cell office:value-type="float" office:value="18.7">
            <text:p>1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7878">
            <text:p>7817878</text:p>
          </table:table-cell>
          <table:table-cell office:value-type="float" office:value="84638629">
            <text:p>84638629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76890792443">
            <text:p>768907924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7">
            <text:p>1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4774">
            <text:p>12104774</text:p>
          </table:table-cell>
          <table:table-cell office:value-type="float" office:value="174625099">
            <text:p>174625099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8552795012">
            <text:p>685527950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7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8.71">
            <text:p>18,7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41842">
            <text:p>13041842</text:p>
          </table:table-cell>
          <table:table-cell office:value-type="float" office:value="209879870">
            <text:p>209879870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673030331523">
            <text:p>6730303315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8">
            <text:p>18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6618">
            <text:p>23266618</text:p>
          </table:table-cell>
          <table:table-cell office:value-type="float" office:value="209879870">
            <text:p>209879870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673030331523">
            <text:p>6730303315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8">
            <text:p>18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6056">
            <text:p>11456056</text:p>
          </table:table-cell>
          <table:table-cell office:value-type="float" office:value="178314550">
            <text:p>178314550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57538291219">
            <text:p>575382912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8.9</text:p>
          </table:table-cell>
          <table:table-cell office:value-type="string">
            <text:p>Vaba PSA % 18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8.9">
            <text:p>18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7286">
            <text:p>22987286</text:p>
          </table:table-cell>
          <table:table-cell office:value-type="float" office:value="178783023">
            <text:p>178783023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90012484161">
            <text:p>90012484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8.9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18.95">
            <text:p>18,9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702">
            <text:p>538702</text:p>
          </table:table-cell>
          <table:table-cell office:value-type="float" office:value="125051131">
            <text:p>125051131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office:value-type="string">
            <text:p>2012-06-01</text:p>
          </table:table-cell>
          <table:table-cell office:value-type="float" office:value="87259678761">
            <text:p>872596787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9.1</text:p>
          </table:table-cell>
          <table:table-cell office:value-type="string">
            <text:p>Vaba PSA % 19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1">
            <text:p>19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0923">
            <text:p>7610923</text:p>
          </table:table-cell>
          <table:table-cell office:value-type="float" office:value="82572600">
            <text:p>82572600</text:p>
          </table:table-cell>
          <table:table-cell office:value-type="string">
            <text:p>2012-02-04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98736998770">
            <text:p>987369987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9.1</text:p>
          </table:table-cell>
          <table:table-cell office:value-type="string">
            <text:p>Vaba PSA % 19.1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19.1">
            <text:p>19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5747">
            <text:p>4915747</text:p>
          </table:table-cell>
          <table:table-cell office:value-type="float" office:value="147444455">
            <text:p>147444455</text:p>
          </table:table-cell>
          <table:table-cell office:value-type="string">
            <text:p>2012-11-11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32267544148">
            <text:p>322675441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9.2</text:p>
          </table:table-cell>
          <table:table-cell office:value-type="string">
            <text:p>Vaba PSA % 19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2">
            <text:p>1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09937">
            <text:p>12909937</text:p>
          </table:table-cell>
          <table:table-cell office:value-type="float" office:value="173353629">
            <text:p>173353629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91753330554">
            <text:p>917533305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9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9.2">
            <text:p>1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05575">
            <text:p>14805575</text:p>
          </table:table-cell>
          <table:table-cell office:value-type="float" office:value="213718482">
            <text:p>21371848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97860947452">
            <text:p>978609474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2">
            <text:p>1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3386">
            <text:p>11443386</text:p>
          </table:table-cell>
          <table:table-cell office:value-type="float" office:value="200295836">
            <text:p>200295836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91924355816">
            <text:p>91924355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3">
            <text:p>1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58046">
            <text:p>16058046</text:p>
          </table:table-cell>
          <table:table-cell office:value-type="float" office:value="202120584">
            <text:p>202120584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382775">
            <text:p>6730413827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9,870 , vaba PSA 19,4 %</text:p>
          </table:table-cell>
          <table:table-cell office:value-type="string">
            <text:p>vaba PSA 19,4 %</text:p>
          </table:table-cell>
          <table:table-cell office:value-type="string">
            <text:p><text:s/>, vaba PSA seerumis 1,91 .</text:p>
          </table:table-cell>
          <table:table-cell office:value-type="string">
            <text:p>vaba PSA</text:p>
          </table:table-cell>
          <table:table-cell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31818">
            <text:p>8531818</text:p>
          </table:table-cell>
          <table:table-cell office:value-type="float" office:value="148426073">
            <text:p>148426073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07-20</text:p>
          </table:table-cell>
          <table:table-cell office:value-type="float" office:value="85956326080">
            <text:p>8595632608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9.4</text:p>
          </table:table-cell>
          <table:table-cell office:value-type="string">
            <text:p>Vaba PSA % 19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2498">
            <text:p>4082498</text:p>
          </table:table-cell>
          <table:table-cell office:value-type="float" office:value="124153895">
            <text:p>124153895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4761847259">
            <text:p>547618472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13494">
            <text:p>24513494</text:p>
          </table:table-cell>
          <table:table-cell office:value-type="float" office:value="214852764">
            <text:p>21485276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98621438223">
            <text:p>98621438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on 3,71mikrog/l , vaba PSA 19,4 %</text:p>
          </table:table-cell>
          <table:table-cell office:value-type="string">
            <text:p>vaba PSA 19,4 %</text:p>
          </table:table-cell>
          <table:table-cell/>
          <table:table-cell office:value-type="string">
            <text:p>vaba PSA</text:p>
          </table:table-cell>
          <table:table-cell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3630">
            <text:p>12463630</text:p>
          </table:table-cell>
          <table:table-cell office:value-type="float" office:value="168032803">
            <text:p>168032803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379594">
            <text:p>6730303795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0.26 ( 9.47 . 28.30 nmol/L ) , fPSA % 19.4</text:p>
          </table:table-cell>
          <table:table-cell office:value-type="string">
            <text:p>fPSA % 19.4</text:p>
          </table:table-cell>
          <table:table-cell office:value-type="string">
            <text:p><text:s/>( null % ) , PSA 1.080 ( &lt;4.400</text:p>
          </table:table-cell>
          <table:table-cell office:value-type="string">
            <text:p>fPSA</text:p>
          </table:table-cell>
          <table:table-cell office:value-type="float" office:value="19.4">
            <text:p>1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2400">
            <text:p>11472400</text:p>
          </table:table-cell>
          <table:table-cell office:value-type="float" office:value="164233568">
            <text:p>164233568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55178194668">
            <text:p>551781946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9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21549">
            <text:p>21521549</text:p>
          </table:table-cell>
          <table:table-cell office:value-type="float" office:value="207714899">
            <text:p>207714899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47984185433">
            <text:p>479841854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9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6252">
            <text:p>10756252</text:p>
          </table:table-cell>
          <table:table-cell office:value-type="float" office:value="207714899">
            <text:p>207714899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47984185433">
            <text:p>479841854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19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6568">
            <text:p>796568</text:p>
          </table:table-cell>
          <table:table-cell office:value-type="float" office:value="145796165">
            <text:p>145796165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31</text:p>
          </table:table-cell>
          <table:table-cell office:value-type="float" office:value="42802316413">
            <text:p>428023164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19.6</text:p>
          </table:table-cell>
          <table:table-cell office:value-type="string">
            <text:p>Vaba PSA % 19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6">
            <text:p>1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31685">
            <text:p>23931685</text:p>
          </table:table-cell>
          <table:table-cell office:value-type="float" office:value="210716963">
            <text:p>210716963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93585566013">
            <text:p>935855660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6">
            <text:p>19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6099">
            <text:p>10646099</text:p>
          </table:table-cell>
          <table:table-cell office:value-type="float" office:value="188004846">
            <text:p>188004846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76206319272">
            <text:p>762063192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08.04.201300 : 00 ) VASTUSED : fPSA % 19.7</text:p>
          </table:table-cell>
          <table:table-cell office:value-type="string">
            <text:p>fPSA % 19.7</text:p>
          </table:table-cell>
          <table:table-cell office:value-type="string">
            <text:p><text:s/>( null % ) PSA 8.980 ( &lt;4.100 µ</text:p>
          </table:table-cell>
          <table:table-cell office:value-type="string">
            <text:p>fPSA</text:p>
          </table:table-cell>
          <table:table-cell office:value-type="float" office:value="19.7">
            <text:p>19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6109">
            <text:p>23086109</text:p>
          </table:table-cell>
          <table:table-cell office:value-type="float" office:value="187661084">
            <text:p>187661084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522954">
            <text:p>673030522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8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8">
            <text:p>19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6108">
            <text:p>21606108</text:p>
          </table:table-cell>
          <table:table-cell office:value-type="float" office:value="215536539">
            <text:p>21553653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46832632415">
            <text:p>46832632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9">
            <text:p>1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0169">
            <text:p>14360169</text:p>
          </table:table-cell>
          <table:table-cell office:value-type="float" office:value="211709233">
            <text:p>21170923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98735021754">
            <text:p>987350217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19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19.9">
            <text:p>1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6645">
            <text:p>23406645</text:p>
          </table:table-cell>
          <table:table-cell office:value-type="float" office:value="173045993">
            <text:p>173045993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33247723249">
            <text:p>332477232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0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03296">
            <text:p>11603296</text:p>
          </table:table-cell>
          <table:table-cell office:value-type="float" office:value="193609687">
            <text:p>193609687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4971212">
            <text:p>6730349712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0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0.1">
            <text:p>2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71012">
            <text:p>22271012</text:p>
          </table:table-cell>
          <table:table-cell office:value-type="float" office:value="181545039">
            <text:p>181545039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72301465350">
            <text:p>723014653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0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0.2">
            <text:p>20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51442">
            <text:p>4951442</text:p>
          </table:table-cell>
          <table:table-cell office:value-type="float" office:value="140860823">
            <text:p>140860823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34400118929">
            <text:p>344001189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0.3</text:p>
          </table:table-cell>
          <table:table-cell office:value-type="string">
            <text:p>Vaba PSA % 20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0.3">
            <text:p>20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65749">
            <text:p>12565749</text:p>
          </table:table-cell>
          <table:table-cell office:value-type="float" office:value="194452708">
            <text:p>194452708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48415881564">
            <text:p>484158815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0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0.4">
            <text:p>2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3908">
            <text:p>24453908</text:p>
          </table:table-cell>
          <table:table-cell office:value-type="float" office:value="168433861">
            <text:p>16843386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13284793407">
            <text:p>132847934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0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0.4">
            <text:p>2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4389">
            <text:p>10934389</text:p>
          </table:table-cell>
          <table:table-cell office:value-type="float" office:value="174035167">
            <text:p>174035167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45042138350">
            <text:p>45042138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0.4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0.41">
            <text:p>20,4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01236">
            <text:p>5001236</text:p>
          </table:table-cell>
          <table:table-cell office:value-type="float" office:value="138445700">
            <text:p>138445700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74461288000">
            <text:p>744612880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0.6</text:p>
          </table:table-cell>
          <table:table-cell office:value-type="string">
            <text:p>Vaba PSA % 20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0.6">
            <text:p>20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1616">
            <text:p>21461616</text:p>
          </table:table-cell>
          <table:table-cell office:value-type="float" office:value="162559297">
            <text:p>162559297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80694359214">
            <text:p>80694359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0.7</text:p>
          </table:table-cell>
          <table:table-cell office:value-type="string">
            <text:p>Vaba PSA % 20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0.7">
            <text:p>2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9842">
            <text:p>20329842</text:p>
          </table:table-cell>
          <table:table-cell office:value-type="float" office:value="199287874">
            <text:p>19928787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29683194739">
            <text:p>29683194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29.01.2013 . VASTUSED : fPSA % 20.9</text:p>
          </table:table-cell>
          <table:table-cell office:value-type="string">
            <text:p>fPSA % 20.9</text:p>
          </table:table-cell>
          <table:table-cell office:value-type="string">
            <text:p><text:s/>( null % ) , PSA 46.460 ( &lt;4.40</text:p>
          </table:table-cell>
          <table:table-cell office:value-type="string">
            <text:p>fPSA</text:p>
          </table:table-cell>
          <table:table-cell office:value-type="float" office:value="20.9">
            <text:p>20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783">
            <text:p>764783</text:p>
          </table:table-cell>
          <table:table-cell office:value-type="float" office:value="131561655">
            <text:p>131561655</text:p>
          </table:table-cell>
          <table:table-cell office:value-type="string">
            <text:p>2012-07-14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90003054463">
            <text:p>9000305446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80 ( 3.10 . 6.80 pmol/L ) S , P-Vaba PSA % 20.9</text:p>
          </table:table-cell>
          <table:table-cell office:value-type="string">
            <text:p>Vaba PSA % 20.9</text:p>
          </table:table-cell>
          <table:table-cell office:value-type="string">
            <text:p><text:s/>( null % ) S , P-PSA 3.020 ( &lt;4</text:p>
          </table:table-cell>
          <table:table-cell office:value-type="string">
            <text:p>Vaba PSA</text:p>
          </table:table-cell>
          <table:table-cell office:value-type="float" office:value="20.9">
            <text:p>20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1973">
            <text:p>21741973</text:p>
          </table:table-cell>
          <table:table-cell office:value-type="float" office:value="190133124">
            <text:p>190133124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1940270625">
            <text:p>61940270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6697">
            <text:p>18816697</text:p>
          </table:table-cell>
          <table:table-cell office:value-type="float" office:value="179285764">
            <text:p>179285764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902">
            <text:p>673030441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211 , vaba PSA 21 %</text:p>
          </table:table-cell>
          <table:table-cell office:value-type="string">
            <text:p>vaba PSA 21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84178">
            <text:p>12584178</text:p>
          </table:table-cell>
          <table:table-cell office:value-type="float" office:value="208807265">
            <text:p>208807265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3373249033">
            <text:p>433732490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12276">
            <text:p>14512276</text:p>
          </table:table-cell>
          <table:table-cell office:value-type="float" office:value="176261688">
            <text:p>176261688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87665498397">
            <text:p>876654983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0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1.03">
            <text:p>21,0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95874">
            <text:p>23095874</text:p>
          </table:table-cell>
          <table:table-cell office:value-type="float" office:value="210133497">
            <text:p>210133497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46515344148">
            <text:p>46515344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1">
            <text:p>21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5366">
            <text:p>20015366</text:p>
          </table:table-cell>
          <table:table-cell office:value-type="float" office:value="164221781">
            <text:p>164221781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48232124503">
            <text:p>48232124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VASTUSED : , Vaba PSA % 21.2</text:p>
          </table:table-cell>
          <table:table-cell office:value-type="string">
            <text:p>Vaba PSA % 21.2</text:p>
          </table:table-cell>
          <table:table-cell office:value-type="string">
            <text:p><text:s/>( null % ) , S , P-PSA 5.320 ( </text:p>
          </table:table-cell>
          <table:table-cell office:value-type="string">
            <text:p>Vaba PSA</text:p>
          </table:table-cell>
          <table:table-cell office:value-type="float" office:value="21.2">
            <text:p>21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3396">
            <text:p>21493396</text:p>
          </table:table-cell>
          <table:table-cell office:value-type="float" office:value="178314626">
            <text:p>178314626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1-10-21</text:p>
          </table:table-cell>
          <table:table-cell office:value-type="float" office:value="91414624798">
            <text:p>91414624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1.2</text:p>
          </table:table-cell>
          <table:table-cell office:value-type="string">
            <text:p>Vaba PSA % 21.2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1.2">
            <text:p>21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40525">
            <text:p>13740525</text:p>
          </table:table-cell>
          <table:table-cell office:value-type="float" office:value="180904042">
            <text:p>180904042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55732269649">
            <text:p>55732269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3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9997">
            <text:p>12629997</text:p>
          </table:table-cell>
          <table:table-cell office:value-type="float" office:value="158969696">
            <text:p>158969696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78269355304">
            <text:p>782693553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01355">
            <text:p>23801355</text:p>
          </table:table-cell>
          <table:table-cell office:value-type="float" office:value="217191079">
            <text:p>21719107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673031578639">
            <text:p>6730315786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63603">
            <text:p>10963603</text:p>
          </table:table-cell>
          <table:table-cell office:value-type="float" office:value="183866070">
            <text:p>183866070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28169029902">
            <text:p>28169029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8270">
            <text:p>15078270</text:p>
          </table:table-cell>
          <table:table-cell office:value-type="float" office:value="178037658">
            <text:p>178037658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0436015">
            <text:p>6730304360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3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1.34">
            <text:p>21,3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00299">
            <text:p>22300299</text:p>
          </table:table-cell>
          <table:table-cell office:value-type="float" office:value="161341070">
            <text:p>161341070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14020699251">
            <text:p>14020699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7929">
            <text:p>23817929</text:p>
          </table:table-cell>
          <table:table-cell office:value-type="float" office:value="172776594">
            <text:p>17277659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30009496148">
            <text:p>30009496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Kiiritusravi algus : S , P-Vaba PSA % 21.4</text:p>
          </table:table-cell>
          <table:table-cell office:value-type="string">
            <text:p>Vaba PSA % 21.4</text:p>
          </table:table-cell>
          <table:table-cell office:value-type="string">
            <text:p><text:s/>( null % ) , S , P-PSA 0.187 ( </text:p>
          </table:table-cell>
          <table:table-cell office:value-type="string">
            <text:p>Vaba PSA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1648">
            <text:p>16261648</text:p>
          </table:table-cell>
          <table:table-cell office:value-type="float" office:value="165906875">
            <text:p>165906875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office:value-type="string">
            <text:p>2013-02-22</text:p>
          </table:table-cell>
          <table:table-cell office:value-type="float" office:value="42120321445">
            <text:p>421203214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0059">
            <text:p>14540059</text:p>
          </table:table-cell>
          <table:table-cell office:value-type="float" office:value="210663700">
            <text:p>21066370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392561951">
            <text:p>483925619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4</text:p>
          </table:table-cell>
          <table:table-cell office:value-type="string">
            <text:p><text:s/>( null % ) PSA 4.070 ( &lt;4.100 µ</text:p>
          </table:table-cell>
          <table:table-cell office:value-type="string">
            <text:p>fPSA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7736">
            <text:p>11777736</text:p>
          </table:table-cell>
          <table:table-cell office:value-type="float" office:value="161341070">
            <text:p>161341070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14020699251">
            <text:p>140206992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4">
            <text:p>2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8760">
            <text:p>22018760</text:p>
          </table:table-cell>
          <table:table-cell office:value-type="float" office:value="174050247">
            <text:p>174050247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14715531205">
            <text:p>147155312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5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1.53">
            <text:p>21,5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4431">
            <text:p>12464431</text:p>
          </table:table-cell>
          <table:table-cell office:value-type="float" office:value="190520532">
            <text:p>190520532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17592734300">
            <text:p>175927343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5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1.57">
            <text:p>21,5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9928">
            <text:p>11989928</text:p>
          </table:table-cell>
          <table:table-cell office:value-type="float" office:value="173365943">
            <text:p>173365943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74249633170">
            <text:p>74249633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1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1.7">
            <text:p>21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461">
            <text:p>23928461</text:p>
          </table:table-cell>
          <table:table-cell office:value-type="float" office:value="218134565">
            <text:p>218134565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49852054862">
            <text:p>498520548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1.7">
            <text:p>21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0827">
            <text:p>23980827</text:p>
          </table:table-cell>
          <table:table-cell office:value-type="float" office:value="207468680">
            <text:p>207468680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95201071700">
            <text:p>952010717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1.7">
            <text:p>21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39483">
            <text:p>4839483</text:p>
          </table:table-cell>
          <table:table-cell office:value-type="float" office:value="143408750">
            <text:p>143408750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61562363606">
            <text:p>615623636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1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1.8">
            <text:p>2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1297">
            <text:p>4191297</text:p>
          </table:table-cell>
          <table:table-cell office:value-type="float" office:value="124150519">
            <text:p>124150519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1-12-02</text:p>
          </table:table-cell>
          <table:table-cell office:value-type="float" office:value="64023511201">
            <text:p>640235112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1.8</text:p>
          </table:table-cell>
          <table:table-cell office:value-type="string">
            <text:p>Vaba PSA % 21.8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1.8">
            <text:p>2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2835">
            <text:p>10712835</text:p>
          </table:table-cell>
          <table:table-cell office:value-type="float" office:value="208283988">
            <text:p>20828398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1-10-11</text:p>
          </table:table-cell>
          <table:table-cell office:value-type="float" office:value="78865284646">
            <text:p>788652846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.201100 : 00 ) VASTUSED : S , P-Vaba PSA % 22.0</text:p>
          </table:table-cell>
          <table:table-cell office:value-type="string">
            <text:p>Vaba PSA % 22.0</text:p>
          </table:table-cell>
          <table:table-cell office:value-type="string">
            <text:p><text:s/>( &gt; 15.0 % ) S , P-PSA 3.280 ( </text:p>
          </table:table-cell>
          <table:table-cell office:value-type="string">
            <text:p>Vaba PSA</text:p>
          </table:table-cell>
          <table:table-cell table:style-name="Default"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3625">
            <text:p>513625</text:p>
          </table:table-cell>
          <table:table-cell office:value-type="float" office:value="143400894">
            <text:p>143400894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2012-09-28</text:p>
          </table:table-cell>
          <table:table-cell office:value-type="float" office:value="65923195756">
            <text:p>659231957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2.1</text:p>
          </table:table-cell>
          <table:table-cell office:value-type="string">
            <text:p>Vaba PSA % 22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1">
            <text:p>22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98849">
            <text:p>23598849</text:p>
          </table:table-cell>
          <table:table-cell office:value-type="float" office:value="177374356">
            <text:p>177374356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3610045703">
            <text:p>63610045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2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2.1">
            <text:p>22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6825">
            <text:p>13476825</text:p>
          </table:table-cell>
          <table:table-cell office:value-type="float" office:value="177374356">
            <text:p>177374356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3610045703">
            <text:p>636100457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2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2.1">
            <text:p>22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1879">
            <text:p>16351879</text:p>
          </table:table-cell>
          <table:table-cell office:value-type="float" office:value="164221820">
            <text:p>164221820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13</text:p>
          </table:table-cell>
          <table:table-cell office:value-type="float" office:value="37752552901">
            <text:p>377525529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2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2.1">
            <text:p>22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8942">
            <text:p>22108942</text:p>
          </table:table-cell>
          <table:table-cell office:value-type="float" office:value="160230230">
            <text:p>160230230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61516653485">
            <text:p>61516653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.201100 : 00 ) VASTUSED : S , P-Vaba PSA % 22.2</text:p>
          </table:table-cell>
          <table:table-cell office:value-type="string">
            <text:p>Vaba PSA % 22.2</text:p>
          </table:table-cell>
          <table:table-cell office:value-type="string">
            <text:p><text:s/>( &gt; 15.0 % ) S , P-PSA 4.010 ( </text:p>
          </table:table-cell>
          <table:table-cell office:value-type="string">
            <text:p>Vaba PSA</text:p>
          </table:table-cell>
          <table:table-cell office:value-type="float" office:value="22.2">
            <text:p>22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02992">
            <text:p>4402992</text:p>
          </table:table-cell>
          <table:table-cell office:value-type="float" office:value="122399868">
            <text:p>122399868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38608678714">
            <text:p>386086787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2">
            <text:p>22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9651">
            <text:p>13699651</text:p>
          </table:table-cell>
          <table:table-cell office:value-type="float" office:value="214819094">
            <text:p>21481909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6173595709">
            <text:p>661735957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2">
            <text:p>22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4151">
            <text:p>24564151</text:p>
          </table:table-cell>
          <table:table-cell office:value-type="float" office:value="174245754">
            <text:p>174245754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33721584223">
            <text:p>33721584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2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2.21">
            <text:p>22,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38946">
            <text:p>14738946</text:p>
          </table:table-cell>
          <table:table-cell office:value-type="float" office:value="174245754">
            <text:p>174245754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33721584223">
            <text:p>337215842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2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2.21">
            <text:p>22,2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66409">
            <text:p>6966409</text:p>
          </table:table-cell>
          <table:table-cell office:value-type="float" office:value="122355413">
            <text:p>122355413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92492711955">
            <text:p>924927119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4">
            <text:p>22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0914">
            <text:p>8180914</text:p>
          </table:table-cell>
          <table:table-cell office:value-type="float" office:value="133260692">
            <text:p>133260692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09-10-23</text:p>
          </table:table-cell>
          <table:table-cell office:value-type="float" office:value="64848550466">
            <text:p>648485504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5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1286">
            <text:p>4631286</text:p>
          </table:table-cell>
          <table:table-cell office:value-type="float" office:value="85827769">
            <text:p>85827769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90387873137">
            <text:p>903878731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8143">
            <text:p>5148143</text:p>
          </table:table-cell>
          <table:table-cell office:value-type="float" office:value="152484635">
            <text:p>152484635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71281133982">
            <text:p>712811339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2.5</text:p>
          </table:table-cell>
          <table:table-cell office:value-type="string">
            <text:p>Vaba PSA % 22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39081">
            <text:p>13439081</text:p>
          </table:table-cell>
          <table:table-cell office:value-type="float" office:value="168987476">
            <text:p>16898747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2-02-01</text:p>
          </table:table-cell>
          <table:table-cell office:value-type="float" office:value="99158446380">
            <text:p>99158446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08469">
            <text:p>12008469</text:p>
          </table:table-cell>
          <table:table-cell office:value-type="float" office:value="213896815">
            <text:p>213896815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539746">
            <text:p>6730305397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51149">
            <text:p>13351149</text:p>
          </table:table-cell>
          <table:table-cell office:value-type="float" office:value="155256569">
            <text:p>155256569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1706955">
            <text:p>6730317069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2.6</text:p>
          </table:table-cell>
          <table:table-cell office:value-type="string">
            <text:p>Vaba PSA % 22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6">
            <text:p>22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7690">
            <text:p>14917690</text:p>
          </table:table-cell>
          <table:table-cell office:value-type="float" office:value="173385556">
            <text:p>173385556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42641116665">
            <text:p>426411166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2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2.8">
            <text:p>2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0276">
            <text:p>21980276</text:p>
          </table:table-cell>
          <table:table-cell office:value-type="float" office:value="213598503">
            <text:p>213598503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426679">
            <text:p>6730304266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8">
            <text:p>2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1747">
            <text:p>4311747</text:p>
          </table:table-cell>
          <table:table-cell office:value-type="float" office:value="123654532">
            <text:p>123654532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52007563545">
            <text:p>52007563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2.8</text:p>
          </table:table-cell>
          <table:table-cell office:value-type="string">
            <text:p>Vaba PSA % 22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2.8">
            <text:p>2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0059">
            <text:p>22900059</text:p>
          </table:table-cell>
          <table:table-cell office:value-type="float" office:value="183913942">
            <text:p>18391394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97801359744">
            <text:p>97801359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9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2.91">
            <text:p>22,9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55832">
            <text:p>12055832</text:p>
          </table:table-cell>
          <table:table-cell office:value-type="float" office:value="174037268">
            <text:p>17403726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541474">
            <text:p>6730305414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2.9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2.92">
            <text:p>22,9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0207">
            <text:p>4820207</text:p>
          </table:table-cell>
          <table:table-cell office:value-type="float" office:value="151129846">
            <text:p>15112984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35154475981">
            <text:p>351544759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3.0</text:p>
          </table:table-cell>
          <table:table-cell office:value-type="string">
            <text:p>Vaba PSA % 23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471">
            <text:p>674471</text:p>
          </table:table-cell>
          <table:table-cell office:value-type="float" office:value="147383416">
            <text:p>147383416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88791322683">
            <text:p>887913226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3.1</text:p>
          </table:table-cell>
          <table:table-cell office:value-type="string">
            <text:p>Vaba PSA % 23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3.1">
            <text:p>23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0066">
            <text:p>13280066</text:p>
          </table:table-cell>
          <table:table-cell office:value-type="float" office:value="162629865">
            <text:p>162629865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59906651586">
            <text:p>599066515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3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3.2">
            <text:p>23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86473189">
            <text:p>86473189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22426459474">
            <text:p>224264594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a 14.8 ( &lt;11.9 mmol/L ) , S , P-Vaba PSA % 23.2</text:p>
          </table:table-cell>
          <table:table-cell office:value-type="string">
            <text:p>Vaba PSA % 23.2</text:p>
          </table:table-cell>
          <table:table-cell office:value-type="string">
            <text:p><text:s/>( &gt; 15.0 % ) , S , P-PSA 5.350 </text:p>
          </table:table-cell>
          <table:table-cell office:value-type="string">
            <text:p>Vaba PSA</text:p>
          </table:table-cell>
          <table:table-cell office:value-type="float" office:value="23.2">
            <text:p>23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6932">
            <text:p>12396932</text:p>
          </table:table-cell>
          <table:table-cell office:value-type="float" office:value="216900411">
            <text:p>216900411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52547960112">
            <text:p>525479601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3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3.2">
            <text:p>23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8063">
            <text:p>24328063</text:p>
          </table:table-cell>
          <table:table-cell office:value-type="float" office:value="201093754">
            <text:p>201093754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41047071500">
            <text:p>410470715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3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3.4">
            <text:p>23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2848">
            <text:p>14442848</text:p>
          </table:table-cell>
          <table:table-cell office:value-type="float" office:value="214313272">
            <text:p>214313272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35605643357">
            <text:p>356056433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3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3.4">
            <text:p>23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3049">
            <text:p>4883049</text:p>
          </table:table-cell>
          <table:table-cell office:value-type="float" office:value="133260692">
            <text:p>133260692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0-12-17</text:p>
          </table:table-cell>
          <table:table-cell office:value-type="float" office:value="64848550466">
            <text:p>648485504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3.5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3.5">
            <text:p>23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8662">
            <text:p>14618662</text:p>
          </table:table-cell>
          <table:table-cell office:value-type="float" office:value="201107063">
            <text:p>201107063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58473763290">
            <text:p>584737632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3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3.6">
            <text:p>23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9937">
            <text:p>23409937</text:p>
          </table:table-cell>
          <table:table-cell office:value-type="float" office:value="155248419">
            <text:p>155248419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91753330554">
            <text:p>917533305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3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3.7">
            <text:p>23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07144">
            <text:p>4707144</text:p>
          </table:table-cell>
          <table:table-cell office:value-type="float" office:value="149898353">
            <text:p>14989835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40195026949">
            <text:p>401950269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3.8</text:p>
          </table:table-cell>
          <table:table-cell office:value-type="string">
            <text:p>Vaba PSA % 23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3.8">
            <text:p>23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5081">
            <text:p>14065081</text:p>
          </table:table-cell>
          <table:table-cell office:value-type="float" office:value="181231995">
            <text:p>181231995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2847913599">
            <text:p>628479135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3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3.9">
            <text:p>23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2569">
            <text:p>4782569</text:p>
          </table:table-cell>
          <table:table-cell office:value-type="float" office:value="148424882">
            <text:p>148424882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0-04-23</text:p>
          </table:table-cell>
          <table:table-cell office:value-type="float" office:value="28775689433">
            <text:p>287756894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küll 3.11 , kuid vaba PSA 24 %</text:p>
          </table:table-cell>
          <table:table-cell office:value-type="string">
            <text:p>vaba PSA 24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0384">
            <text:p>7760384</text:p>
          </table:table-cell>
          <table:table-cell office:value-type="float" office:value="80297174">
            <text:p>80297174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1-12-14</text:p>
          </table:table-cell>
          <table:table-cell office:value-type="float" office:value="88382082318">
            <text:p>883820823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4.0</text:p>
          </table:table-cell>
          <table:table-cell office:value-type="string">
            <text:p>Vaba PSA % 24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5118">
            <text:p>4335118</text:p>
          </table:table-cell>
          <table:table-cell office:value-type="float" office:value="124150053">
            <text:p>124150053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0-04-23</text:p>
          </table:table-cell>
          <table:table-cell office:value-type="float" office:value="28775689433">
            <text:p>287756894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küll 3.11 , kuid vaba PSA 24 %</text:p>
          </table:table-cell>
          <table:table-cell office:value-type="string">
            <text:p>vaba PSA 24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87007">
            <text:p>23587007</text:p>
          </table:table-cell>
          <table:table-cell office:value-type="float" office:value="155248954">
            <text:p>155248954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0-04-23</text:p>
          </table:table-cell>
          <table:table-cell office:value-type="float" office:value="28775689433">
            <text:p>287756894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PSA küll 3.11 , kuid vaba PSA 24 %</text:p>
          </table:table-cell>
          <table:table-cell office:value-type="string">
            <text:p>vaba PSA 24 %</text:p>
          </table:table-cell>
          <table:table-cell/>
          <table:table-cell office:value-type="string">
            <text:p>vaba PSA</text:p>
          </table:table-cell>
          <table:table-cell table:style-name="Default"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13696">
            <text:p>11313696</text:p>
          </table:table-cell>
          <table:table-cell office:value-type="float" office:value="160219248">
            <text:p>160219248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30807664330">
            <text:p>308076643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2">
            <text:p>2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6534">
            <text:p>21946534</text:p>
          </table:table-cell>
          <table:table-cell office:value-type="float" office:value="160219248">
            <text:p>160219248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30807664330">
            <text:p>308076643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2">
            <text:p>2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6541">
            <text:p>16596541</text:p>
          </table:table-cell>
          <table:table-cell office:value-type="float" office:value="166373612">
            <text:p>166373612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3-07</text:p>
          </table:table-cell>
          <table:table-cell office:value-type="float" office:value="87028027480">
            <text:p>870280274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fT35.47 ( 3.10 . 6.80 pmol/L ) fPSA % 24.2</text:p>
          </table:table-cell>
          <table:table-cell office:value-type="string">
            <text:p>fPSA % 24.2</text:p>
          </table:table-cell>
          <table:table-cell office:value-type="string">
            <text:p><text:s/>( null % ) PSA 1.240 ( &lt;4.100 µ</text:p>
          </table:table-cell>
          <table:table-cell office:value-type="string">
            <text:p>fPSA</text:p>
          </table:table-cell>
          <table:table-cell office:value-type="float" office:value="24.2">
            <text:p>2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73345">
            <text:p>23773345</text:p>
          </table:table-cell>
          <table:table-cell office:value-type="float" office:value="205737058">
            <text:p>20573705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673030372364">
            <text:p>6730303723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4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4.4">
            <text:p>24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5262">
            <text:p>24665262</text:p>
          </table:table-cell>
          <table:table-cell office:value-type="float" office:value="193186550">
            <text:p>193186550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20414369235">
            <text:p>204143692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4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4.5">
            <text:p>24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24609">
            <text:p>13124609</text:p>
          </table:table-cell>
          <table:table-cell office:value-type="float" office:value="192981590">
            <text:p>192981590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40606546695">
            <text:p>406065466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6">
            <text:p>2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82324">
            <text:p>8282324</text:p>
          </table:table-cell>
          <table:table-cell office:value-type="float" office:value="149889348">
            <text:p>149889348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76720071638">
            <text:p>767200716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1 ( 9.47 . 28.30 nmol/L ) S , P-Vaba PSA % 24.6</text:p>
          </table:table-cell>
          <table:table-cell office:value-type="string">
            <text:p>Vaba PSA % 24.6</text:p>
          </table:table-cell>
          <table:table-cell office:value-type="string">
            <text:p><text:s/>( null % ) , S , P-PSA 2.110 ( </text:p>
          </table:table-cell>
          <table:table-cell office:value-type="string">
            <text:p>Vaba PSA</text:p>
          </table:table-cell>
          <table:table-cell office:value-type="float" office:value="24.6">
            <text:p>2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1983">
            <text:p>10871983</text:p>
          </table:table-cell>
          <table:table-cell office:value-type="float" office:value="181514362">
            <text:p>18151436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1589980623">
            <text:p>615899806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6">
            <text:p>2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422">
            <text:p>522422</text:p>
          </table:table-cell>
          <table:table-cell office:value-type="float" office:value="126787170">
            <text:p>126787170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44778576983">
            <text:p>447785769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4.8</text:p>
          </table:table-cell>
          <table:table-cell office:value-type="string">
            <text:p>Vaba PSA % 24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4.8">
            <text:p>24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1723">
            <text:p>16611723</text:p>
          </table:table-cell>
          <table:table-cell office:value-type="float" office:value="182132253">
            <text:p>182132253</text:p>
          </table:table-cell>
          <table:table-cell office:value-type="string">
            <text:p>2013-06-09</text:p>
          </table:table-cell>
          <table:table-cell office:value-type="string">
            <text:p>S</text:p>
          </table:table-cell>
          <table:table-cell office:value-type="string">
            <text:p>2013-05-31</text:p>
          </table:table-cell>
          <table:table-cell office:value-type="float" office:value="58958376650">
            <text:p>589583766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31.05.2013 fPSA % 24.8</text:p>
          </table:table-cell>
          <table:table-cell office:value-type="string">
            <text:p>fPSA % 24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8">
            <text:p>24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19883">
            <text:p>23619883</text:p>
          </table:table-cell>
          <table:table-cell office:value-type="float" office:value="188209225">
            <text:p>188209225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378679">
            <text:p>6730303786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9">
            <text:p>24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8160">
            <text:p>22238160</text:p>
          </table:table-cell>
          <table:table-cell office:value-type="float" office:value="169728971">
            <text:p>169728971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5994637265">
            <text:p>659946372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4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4.9">
            <text:p>24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21490">
            <text:p>13321490</text:p>
          </table:table-cell>
          <table:table-cell office:value-type="float" office:value="171003017">
            <text:p>17100301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4653375022">
            <text:p>246533750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502">
            <text:p>671502</text:p>
          </table:table-cell>
          <table:table-cell office:value-type="float" office:value="80959198">
            <text:p>80959198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11395265799">
            <text:p>113952657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5.0</text:p>
          </table:table-cell>
          <table:table-cell office:value-type="string">
            <text:p>Vaba PSA % 25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1549">
            <text:p>22811549</text:p>
          </table:table-cell>
          <table:table-cell office:value-type="float" office:value="188361037">
            <text:p>188361037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61413539928">
            <text:p>614135399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77199">
            <text:p>23977199</text:p>
          </table:table-cell>
          <table:table-cell office:value-type="float" office:value="202380993">
            <text:p>202380993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89352553445">
            <text:p>89352553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5.1">
            <text:p>25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8088">
            <text:p>16738088</text:p>
          </table:table-cell>
          <table:table-cell office:value-type="float" office:value="163207538">
            <text:p>163207538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2-15</text:p>
          </table:table-cell>
          <table:table-cell office:value-type="float" office:value="85630321509">
            <text:p>856303215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5.2">
            <text:p>25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28205">
            <text:p>12028205</text:p>
          </table:table-cell>
          <table:table-cell office:value-type="float" office:value="208557643">
            <text:p>208557643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346675">
            <text:p>6730303466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5.3">
            <text:p>2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3802">
            <text:p>13693802</text:p>
          </table:table-cell>
          <table:table-cell office:value-type="float" office:value="210375927">
            <text:p>210375927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455281">
            <text:p>6730304552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5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5.3">
            <text:p>2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27586">
            <text:p>24427586</text:p>
          </table:table-cell>
          <table:table-cell office:value-type="float" office:value="213615369">
            <text:p>213615369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26576370611">
            <text:p>26576370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5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5.3">
            <text:p>25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6083">
            <text:p>24696083</text:p>
          </table:table-cell>
          <table:table-cell office:value-type="float" office:value="183686713">
            <text:p>183686713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59894">
            <text:p>6730304598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5.3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5.31">
            <text:p>25,3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84462">
            <text:p>24184462</text:p>
          </table:table-cell>
          <table:table-cell office:value-type="float" office:value="198438828">
            <text:p>198438828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423277">
            <text:p>6730304232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5.5">
            <text:p>25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95283">
            <text:p>22795283</text:p>
          </table:table-cell>
          <table:table-cell office:value-type="float" office:value="173402501">
            <text:p>173402501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32392841409">
            <text:p>323928414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5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5.7">
            <text:p>25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56648">
            <text:p>23956648</text:p>
          </table:table-cell>
          <table:table-cell office:value-type="float" office:value="193993966">
            <text:p>193993966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673030467269">
            <text:p>6730304672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9.76 ( 9.47 . 28.30 nmol/L ) , fPSA % 25.8</text:p>
          </table:table-cell>
          <table:table-cell office:value-type="string">
            <text:p>fPSA % 25.8</text:p>
          </table:table-cell>
          <table:table-cell office:value-type="string">
            <text:p><text:s/>( null % ) , PSA 19.710 ↑ ( &lt;4.</text:p>
          </table:table-cell>
          <table:table-cell office:value-type="string">
            <text:p>fPSA</text:p>
          </table:table-cell>
          <table:table-cell office:value-type="float" office:value="25.8">
            <text:p>25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00514">
            <text:p>4100514</text:p>
          </table:table-cell>
          <table:table-cell office:value-type="float" office:value="123659624">
            <text:p>123659624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1-02-11</text:p>
          </table:table-cell>
          <table:table-cell office:value-type="float" office:value="81500997340">
            <text:p>815009973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5.9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5.9">
            <text:p>2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030">
            <text:p>587030</text:p>
          </table:table-cell>
          <table:table-cell office:value-type="float" office:value="82521994">
            <text:p>82521994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2012-01-26</text:p>
          </table:table-cell>
          <table:table-cell office:value-type="float" office:value="30459432677">
            <text:p>304594326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6.0</text:p>
          </table:table-cell>
          <table:table-cell office:value-type="string">
            <text:p>Vaba PSA % 26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8851">
            <text:p>13728851</text:p>
          </table:table-cell>
          <table:table-cell office:value-type="float" office:value="158963389">
            <text:p>158963389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11536842507">
            <text:p>115368425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6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300">
            <text:p>1600300</text:p>
          </table:table-cell>
          <table:table-cell office:value-type="float" office:value="129232614">
            <text:p>129232614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53265363048">
            <text:p>5326536304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iifilise antigeeni % seerumis S-fPSA % 26,2</text:p>
          </table:table-cell>
          <table:table-cell office:value-type="string">
            <text:p>fPSA % 26,2</text:p>
          </table:table-cell>
          <table:table-cell office:value-type="string">
            <text:p><text:s/>% 15-100</text:p>
          </table:table-cell>
          <table:table-cell office:value-type="string">
            <text:p>fPSA</text:p>
          </table:table-cell>
          <table:table-cell office:value-type="float" office:value="26.2">
            <text:p>2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06879">
            <text:p>4606879</text:p>
          </table:table-cell>
          <table:table-cell office:value-type="float" office:value="82538369">
            <text:p>82538369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30158026898">
            <text:p>301580268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6.3</text:p>
          </table:table-cell>
          <table:table-cell office:value-type="string">
            <text:p>Vaba PSA % 26.3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office:value-type="float" office:value="26.3">
            <text:p>2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02714">
            <text:p>12602714</text:p>
          </table:table-cell>
          <table:table-cell office:value-type="float" office:value="198641677">
            <text:p>198641677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50554885935">
            <text:p>505548859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4">
            <text:p>2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9943">
            <text:p>21999943</text:p>
          </table:table-cell>
          <table:table-cell office:value-type="float" office:value="199326034">
            <text:p>19932603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32380918854">
            <text:p>323809188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5">
            <text:p>2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3029">
            <text:p>21813029</text:p>
          </table:table-cell>
          <table:table-cell office:value-type="float" office:value="173361142">
            <text:p>173361142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21192518136">
            <text:p>211925181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6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6.5">
            <text:p>2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83951">
            <text:p>11383951</text:p>
          </table:table-cell>
          <table:table-cell office:value-type="float" office:value="199326034">
            <text:p>19932603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32380918854">
            <text:p>323809188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5">
            <text:p>2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1014">
            <text:p>5251014</text:p>
          </table:table-cell>
          <table:table-cell office:value-type="float" office:value="134144311">
            <text:p>134144311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99337215811">
            <text:p>993372158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6.6</text:p>
          </table:table-cell>
          <table:table-cell office:value-type="string">
            <text:p>Vaba PSA % 26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6">
            <text:p>2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9531">
            <text:p>12619531</text:p>
          </table:table-cell>
          <table:table-cell office:value-type="float" office:value="185407911">
            <text:p>185407911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91060176518">
            <text:p>910601765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6">
            <text:p>2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3808">
            <text:p>22943808</text:p>
          </table:table-cell>
          <table:table-cell office:value-type="float" office:value="185407911">
            <text:p>185407911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91060176518">
            <text:p>91060176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6">
            <text:p>2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91238">
            <text:p>13891238</text:p>
          </table:table-cell>
          <table:table-cell office:value-type="float" office:value="204822102">
            <text:p>204822102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2341220469">
            <text:p>623412204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6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6.9">
            <text:p>2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7873">
            <text:p>22477873</text:p>
          </table:table-cell>
          <table:table-cell office:value-type="float" office:value="158981805">
            <text:p>158981805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50584729619">
            <text:p>50584729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6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6.9">
            <text:p>2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3170">
            <text:p>403170</text:p>
          </table:table-cell>
          <table:table-cell office:value-type="float" office:value="95672159">
            <text:p>95672159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45267063499">
            <text:p>452670634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7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96124">
            <text:p>13596124</text:p>
          </table:table-cell>
          <table:table-cell office:value-type="float" office:value="212043491">
            <text:p>21204349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56703969130">
            <text:p>567039691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7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7.4">
            <text:p>2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04850">
            <text:p>15004850</text:p>
          </table:table-cell>
          <table:table-cell office:value-type="float" office:value="207657034">
            <text:p>20765703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73823256527">
            <text:p>738232565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7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7.8">
            <text:p>2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63573">
            <text:p>23163573</text:p>
          </table:table-cell>
          <table:table-cell office:value-type="float" office:value="199275545">
            <text:p>199275545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26037945068">
            <text:p>260379450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8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22552">
            <text:p>11622552</text:p>
          </table:table-cell>
          <table:table-cell office:value-type="float" office:value="199792332">
            <text:p>199792332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30366239">
            <text:p>6730303662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uudulikkuse välistuspiir ng/L ) Vaba PSA % 28.0</text:p>
          </table:table-cell>
          <table:table-cell office:value-type="string">
            <text:p>Vaba PSA % 28.0</text:p>
          </table:table-cell>
          <table:table-cell office:value-type="string">
            <text:p><text:s/>( null % ) Prostataspetsiifilin</text:p>
          </table:table-cell>
          <table:table-cell office:value-type="string">
            <text:p>Vaba PSA</text:p>
          </table:table-cell>
          <table:table-cell table:style-name="Default"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5106">
            <text:p>7425106</text:p>
          </table:table-cell>
          <table:table-cell office:value-type="float" office:value="127431237">
            <text:p>127431237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24872283866">
            <text:p>248722838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8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8.3">
            <text:p>2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3980">
            <text:p>22403980</text:p>
          </table:table-cell>
          <table:table-cell office:value-type="float" office:value="181974157">
            <text:p>181974157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673030404628">
            <text:p>6730304046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8.3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28.31">
            <text:p>28,3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39874">
            <text:p>22039874</text:p>
          </table:table-cell>
          <table:table-cell office:value-type="float" office:value="208842177">
            <text:p>20884217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76658165430">
            <text:p>76658165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8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8.4">
            <text:p>28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38356">
            <text:p>14738356</text:p>
          </table:table-cell>
          <table:table-cell office:value-type="float" office:value="160219935">
            <text:p>160219935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92747799832">
            <text:p>927477998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8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8.5">
            <text:p>2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4891">
            <text:p>22084891</text:p>
          </table:table-cell>
          <table:table-cell office:value-type="float" office:value="196862610">
            <text:p>196862610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511970">
            <text:p>6730305119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2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8.5">
            <text:p>2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61897">
            <text:p>21861897</text:p>
          </table:table-cell>
          <table:table-cell office:value-type="float" office:value="207724774">
            <text:p>20772477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83639769270">
            <text:p>836397692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8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8.6">
            <text:p>28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3062">
            <text:p>21593062</text:p>
          </table:table-cell>
          <table:table-cell office:value-type="float" office:value="177268267">
            <text:p>177268267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56985114463">
            <text:p>56985114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8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8.7">
            <text:p>28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98063">
            <text:p>7698063</text:p>
          </table:table-cell>
          <table:table-cell office:value-type="float" office:value="80777337">
            <text:p>80777337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346774495">
            <text:p>473467744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office:value-type="string">
            <text:p>18.1.12 psa 3,78FPSA29 %</text:p>
          </table:table-cell>
          <table:table-cell office:value-type="string">
            <text:p>FPSA29 %</text:p>
          </table:table-cell>
          <table:table-cell office:value-type="string">
            <text:p><text:s/>ord combodart</text:p>
          </table:table-cell>
          <table:table-cell office:value-type="string">
            <text:p>FPSA</text:p>
          </table:table-cell>
          <table:table-cell table:style-name="Default"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3490">
            <text:p>12863490</text:p>
          </table:table-cell>
          <table:table-cell office:value-type="float" office:value="213974366">
            <text:p>213974366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322268">
            <text:p>6730303222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9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9.3">
            <text:p>2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2227">
            <text:p>16822227</text:p>
          </table:table-cell>
          <table:table-cell office:value-type="float" office:value="209865658">
            <text:p>209865658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61589643896">
            <text:p>615896438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9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9.3">
            <text:p>2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3537">
            <text:p>22043537</text:p>
          </table:table-cell>
          <table:table-cell office:value-type="float" office:value="210181156">
            <text:p>210181156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79153922697">
            <text:p>791539226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29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29.4">
            <text:p>29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8616">
            <text:p>4968616</text:p>
          </table:table-cell>
          <table:table-cell office:value-type="float" office:value="137452710">
            <text:p>137452710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9851386290">
            <text:p>998513862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9.7</text:p>
          </table:table-cell>
          <table:table-cell office:value-type="string">
            <text:p>Vaba PSA % 29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9.7">
            <text:p>29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2172">
            <text:p>8302172</text:p>
          </table:table-cell>
          <table:table-cell office:value-type="float" office:value="137452710">
            <text:p>137452710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9851386290">
            <text:p>998513862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9.7</text:p>
          </table:table-cell>
          <table:table-cell office:value-type="string">
            <text:p>Vaba PSA % 29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9.7">
            <text:p>29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86072">
            <text:p>8486072</text:p>
          </table:table-cell>
          <table:table-cell office:value-type="float" office:value="133260179">
            <text:p>133260179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57587937450">
            <text:p>575879374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29.9</text:p>
          </table:table-cell>
          <table:table-cell office:value-type="string">
            <text:p>Vaba PSA % 29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29.9">
            <text:p>29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8854">
            <text:p>16698854</text:p>
          </table:table-cell>
          <table:table-cell office:value-type="float" office:value="206953509">
            <text:p>206953509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4</text:p>
          </table:table-cell>
          <table:table-cell office:value-type="float" office:value="29235469818">
            <text:p>292354698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0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815">
            <text:p>439815</text:p>
          </table:table-cell>
          <table:table-cell office:value-type="float" office:value="148400804">
            <text:p>148400804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40228943576">
            <text:p>402289435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0.5</text:p>
          </table:table-cell>
          <table:table-cell office:value-type="string">
            <text:p>Vaba PSA % 30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0.5">
            <text:p>30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86047">
            <text:p>22586047</text:p>
          </table:table-cell>
          <table:table-cell office:value-type="float" office:value="201394230">
            <text:p>201394230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357457">
            <text:p>6730303574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0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0.7">
            <text:p>3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5682">
            <text:p>4095682</text:p>
          </table:table-cell>
          <table:table-cell office:value-type="float" office:value="122355348">
            <text:p>122355348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72938422754">
            <text:p>729384227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0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0.8">
            <text:p>30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63378">
            <text:p>14863378</text:p>
          </table:table-cell>
          <table:table-cell office:value-type="float" office:value="188359698">
            <text:p>188359698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65039636256">
            <text:p>650396362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1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1">
            <text:p>31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09509">
            <text:p>8309509</text:p>
          </table:table-cell>
          <table:table-cell office:value-type="float" office:value="147398636">
            <text:p>14739863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41865569319">
            <text:p>418655693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1.1</text:p>
          </table:table-cell>
          <table:table-cell office:value-type="string">
            <text:p>Vaba PSA % 31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1.1">
            <text:p>31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788">
            <text:p>511788</text:p>
          </table:table-cell>
          <table:table-cell office:value-type="float" office:value="131426359">
            <text:p>131426359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37892633318">
            <text:p>378926333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1.2</text:p>
          </table:table-cell>
          <table:table-cell office:value-type="string">
            <text:p>Vaba PSA % 31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1.2">
            <text:p>31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577">
            <text:p>23928577</text:p>
          </table:table-cell>
          <table:table-cell office:value-type="float" office:value="163270218">
            <text:p>163270218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21061972581">
            <text:p>21061972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1.2">
            <text:p>31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6470">
            <text:p>13516470</text:p>
          </table:table-cell>
          <table:table-cell office:value-type="float" office:value="174290706">
            <text:p>174290706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99563071400">
            <text:p>995630714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3">
            <text:p>3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53854">
            <text:p>12353854</text:p>
          </table:table-cell>
          <table:table-cell office:value-type="float" office:value="204807729">
            <text:p>20480772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14138889638">
            <text:p>141388896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3">
            <text:p>31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0996">
            <text:p>23340996</text:p>
          </table:table-cell>
          <table:table-cell office:value-type="float" office:value="162575152">
            <text:p>162575152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13177768387">
            <text:p>13177768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1.4">
            <text:p>31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5984">
            <text:p>22245984</text:p>
          </table:table-cell>
          <table:table-cell office:value-type="float" office:value="173418758">
            <text:p>173418758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86579253790">
            <text:p>86579253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5">
            <text:p>3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55127">
            <text:p>22155127</text:p>
          </table:table-cell>
          <table:table-cell office:value-type="float" office:value="201094653">
            <text:p>201094653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16993132034">
            <text:p>16993132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1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1.5">
            <text:p>31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184">
            <text:p>641184</text:p>
          </table:table-cell>
          <table:table-cell office:value-type="float" office:value="85815031">
            <text:p>85815031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97336849528">
            <text:p>973368495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1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1.6">
            <text:p>31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7570">
            <text:p>8147570</text:p>
          </table:table-cell>
          <table:table-cell office:value-type="float" office:value="151141833">
            <text:p>15114183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26998124334">
            <text:p>269981243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1.8</text:p>
          </table:table-cell>
          <table:table-cell office:value-type="string">
            <text:p>Vaba PSA % 31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office:value-type="float" office:value="31.8">
            <text:p>3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83419">
            <text:p>21483419</text:p>
          </table:table-cell>
          <table:table-cell office:value-type="float" office:value="195253650">
            <text:p>195253650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94998559337">
            <text:p>949985593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8">
            <text:p>3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06728">
            <text:p>10706728</text:p>
          </table:table-cell>
          <table:table-cell office:value-type="float" office:value="195253650">
            <text:p>195253650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94998559337">
            <text:p>949985593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1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office:value-type="float" office:value="31.8">
            <text:p>31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3669">
            <text:p>23563669</text:p>
          </table:table-cell>
          <table:table-cell office:value-type="float" office:value="178304117">
            <text:p>178304117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12485688212">
            <text:p>124856882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1.9</text:p>
          </table:table-cell>
          <table:table-cell office:value-type="string">
            <text:p>Vaba PSA % 31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1.9">
            <text:p>31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13241">
            <text:p>8613241</text:p>
          </table:table-cell>
          <table:table-cell office:value-type="float" office:value="136356786">
            <text:p>136356786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93889880175">
            <text:p>938898801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2.1</text:p>
          </table:table-cell>
          <table:table-cell office:value-type="string">
            <text:p>Vaba PSA % 32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1">
            <text:p>32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43063">
            <text:p>15743063</text:p>
          </table:table-cell>
          <table:table-cell office:value-type="float" office:value="185433057">
            <text:p>185433057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11298578955">
            <text:p>112985789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2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2.3">
            <text:p>3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5974">
            <text:p>12615974</text:p>
          </table:table-cell>
          <table:table-cell office:value-type="float" office:value="155254555">
            <text:p>15525455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42228476">
            <text:p>6730422284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2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2.3">
            <text:p>32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3109">
            <text:p>16243109</text:p>
          </table:table-cell>
          <table:table-cell office:value-type="float" office:value="158949791">
            <text:p>158949791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20300482282">
            <text:p>203004822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2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2.5">
            <text:p>3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74031">
            <text:p>14974031</text:p>
          </table:table-cell>
          <table:table-cell office:value-type="float" office:value="182580673">
            <text:p>182580673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45093539157">
            <text:p>450935391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2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2.5">
            <text:p>32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9388">
            <text:p>5059388</text:p>
          </table:table-cell>
          <table:table-cell office:value-type="float" office:value="140864312">
            <text:p>140864312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88590963994">
            <text:p>885909639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2.6</text:p>
          </table:table-cell>
          <table:table-cell office:value-type="string">
            <text:p>Vaba PSA % 32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6">
            <text:p>32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1106">
            <text:p>12461106</text:p>
          </table:table-cell>
          <table:table-cell office:value-type="float" office:value="179893349">
            <text:p>179893349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90671730243">
            <text:p>906717302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2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2.6">
            <text:p>32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4588">
            <text:p>7814588</text:p>
          </table:table-cell>
          <table:table-cell office:value-type="float" office:value="79924630">
            <text:p>79924630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84296454598">
            <text:p>842964545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2.6</text:p>
          </table:table-cell>
          <table:table-cell office:value-type="string">
            <text:p>Vaba PSA % 32.6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32.6">
            <text:p>32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42401">
            <text:p>4142401</text:p>
          </table:table-cell>
          <table:table-cell office:value-type="float" office:value="125143285">
            <text:p>125143285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55260818243">
            <text:p>552608182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2.7</text:p>
          </table:table-cell>
          <table:table-cell office:value-type="string">
            <text:p>Vaba PSA % 32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7">
            <text:p>32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2734">
            <text:p>472734</text:p>
          </table:table-cell>
          <table:table-cell office:value-type="float" office:value="79913076">
            <text:p>79913076</text:p>
          </table:table-cell>
          <table:table-cell office:value-type="string">
            <text:p>2011-12-29</text:p>
          </table:table-cell>
          <table:table-cell office:value-type="string">
            <text:p>S</text:p>
          </table:table-cell>
          <table:table-cell office:value-type="string">
            <text:p>2011-12-22</text:p>
          </table:table-cell>
          <table:table-cell office:value-type="float" office:value="15910999039">
            <text:p>1591099903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.8 ( 12.0 . 22.0 pmol/L ) S , P-Vaba PSA % 32.7</text:p>
          </table:table-cell>
          <table:table-cell office:value-type="string">
            <text:p>Vaba PSA % 32.7</text:p>
          </table:table-cell>
          <table:table-cell office:value-type="string">
            <text:p><text:s/>( &gt; 15.0 % ) S , P-PSA 4.250 ( </text:p>
          </table:table-cell>
          <table:table-cell office:value-type="string">
            <text:p>Vaba PSA</text:p>
          </table:table-cell>
          <table:table-cell table:style-name="Default" office:value-type="float" office:value="32.7">
            <text:p>32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8336">
            <text:p>21798336</text:p>
          </table:table-cell>
          <table:table-cell office:value-type="float" office:value="187997807">
            <text:p>187997807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82146472417">
            <text:p>821464724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2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8">
            <text:p>3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9515">
            <text:p>11119515</text:p>
          </table:table-cell>
          <table:table-cell office:value-type="float" office:value="187997807">
            <text:p>187997807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82146472417">
            <text:p>821464724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2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8">
            <text:p>3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31162">
            <text:p>8331162</text:p>
          </table:table-cell>
          <table:table-cell office:value-type="float" office:value="151139632">
            <text:p>151139632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65382736141">
            <text:p>653827361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2.9</text:p>
          </table:table-cell>
          <table:table-cell office:value-type="string">
            <text:p>Vaba PSA % 32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2.9">
            <text:p>32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6336">
            <text:p>7166336</text:p>
          </table:table-cell>
          <table:table-cell office:value-type="float" office:value="125193324">
            <text:p>125193324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0-11-18</text:p>
          </table:table-cell>
          <table:table-cell office:value-type="float" office:value="87941674392">
            <text:p>8794167439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<text:s/>64.2 ( 1.4 . 78.0 µg/L ) S , P-Vaba PSA % 32.9</text:p>
          </table:table-cell>
          <table:table-cell office:value-type="string">
            <text:p>Vaba PSA % 32.9</text:p>
          </table:table-cell>
          <table:table-cell office:value-type="string">
            <text:p><text:s/>( &gt; 15.0 % ) S , P-PSA 0.820 ( </text:p>
          </table:table-cell>
          <table:table-cell office:value-type="string">
            <text:p>Vaba PSA</text:p>
          </table:table-cell>
          <table:table-cell table:style-name="Default" office:value-type="float" office:value="32.9">
            <text:p>32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1449">
            <text:p>13831449</text:p>
          </table:table-cell>
          <table:table-cell office:value-type="float" office:value="207118185">
            <text:p>207118185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43951833861">
            <text:p>43951833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3.5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3.5">
            <text:p>33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6160">
            <text:p>16376160</text:p>
          </table:table-cell>
          <table:table-cell office:value-type="float" office:value="155232606">
            <text:p>155232606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673044881620">
            <text:p>6730448816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3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3.7">
            <text:p>33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81564">
            <text:p>11281564</text:p>
          </table:table-cell>
          <table:table-cell office:value-type="float" office:value="183093838">
            <text:p>18309383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1892820378">
            <text:p>618928203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3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3.7">
            <text:p>33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4855">
            <text:p>5284855</text:p>
          </table:table-cell>
          <table:table-cell office:value-type="float" office:value="131585537">
            <text:p>131585537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48840892576">
            <text:p>488408925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3.7</text:p>
          </table:table-cell>
          <table:table-cell office:value-type="string">
            <text:p>Vaba PSA % 33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3.7">
            <text:p>33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5127">
            <text:p>4795127</text:p>
          </table:table-cell>
          <table:table-cell office:value-type="float" office:value="134188949">
            <text:p>13418894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28855576371">
            <text:p>288555763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3.9</text:p>
          </table:table-cell>
          <table:table-cell office:value-type="string">
            <text:p>Vaba PSA % 33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3.9">
            <text:p>33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5442">
            <text:p>8055442</text:p>
          </table:table-cell>
          <table:table-cell office:value-type="float" office:value="134188949">
            <text:p>13418894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28855576371">
            <text:p>288555763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3.9</text:p>
          </table:table-cell>
          <table:table-cell office:value-type="string">
            <text:p>Vaba PSA % 33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3.9">
            <text:p>33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88178">
            <text:p>21488178</text:p>
          </table:table-cell>
          <table:table-cell office:value-type="float" office:value="208283988">
            <text:p>20828398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78865284646">
            <text:p>788652846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.201200 : 00 ) VASTUSED : S , P-Vaba PSA % 33.9</text:p>
          </table:table-cell>
          <table:table-cell office:value-type="string">
            <text:p>Vaba PSA % 33.9</text:p>
          </table:table-cell>
          <table:table-cell office:value-type="string">
            <text:p><text:s/>( null % ) S , P-PSA 4.920 ( &lt;4</text:p>
          </table:table-cell>
          <table:table-cell office:value-type="string">
            <text:p>Vaba PSA</text:p>
          </table:table-cell>
          <table:table-cell table:style-name="Default" office:value-type="float" office:value="33.9">
            <text:p>33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93701">
            <text:p>14893701</text:p>
          </table:table-cell>
          <table:table-cell office:value-type="float" office:value="160349394">
            <text:p>160349394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90980957153">
            <text:p>909809571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4.0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8231">
            <text:p>22328231</text:p>
          </table:table-cell>
          <table:table-cell office:value-type="float" office:value="202956251">
            <text:p>20295625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31867680214">
            <text:p>31867680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4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4.1">
            <text:p>34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47321">
            <text:p>11847321</text:p>
          </table:table-cell>
          <table:table-cell office:value-type="float" office:value="175478115">
            <text:p>175478115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574645">
            <text:p>6730305746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4.3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4.32">
            <text:p>34,3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3421">
            <text:p>8433421</text:p>
          </table:table-cell>
          <table:table-cell office:value-type="float" office:value="147398403">
            <text:p>147398403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24345934432">
            <text:p>243459344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4.6</text:p>
          </table:table-cell>
          <table:table-cell office:value-type="string">
            <text:p>Vaba PSA % 34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4.6">
            <text:p>3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2809">
            <text:p>16712809</text:p>
          </table:table-cell>
          <table:table-cell office:value-type="float" office:value="194480857">
            <text:p>194480857</text:p>
          </table:table-cell>
          <table:table-cell office:value-type="string">
            <text:p>2013-08-28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36037266806">
            <text:p>360372668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4.6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4.6">
            <text:p>34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2023">
            <text:p>22102023</text:p>
          </table:table-cell>
          <table:table-cell office:value-type="float" office:value="178312191">
            <text:p>178312191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22127044013">
            <text:p>221270440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4.7</text:p>
          </table:table-cell>
          <table:table-cell office:value-type="string">
            <text:p>Vaba PSA % 34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4.7">
            <text:p>34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17848">
            <text:p>11517848</text:p>
          </table:table-cell>
          <table:table-cell office:value-type="float" office:value="178312191">
            <text:p>178312191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22127044013">
            <text:p>22127044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4.7</text:p>
          </table:table-cell>
          <table:table-cell office:value-type="string">
            <text:p>Vaba PSA % 34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4.7">
            <text:p>34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773">
            <text:p>21920773</text:p>
          </table:table-cell>
          <table:table-cell office:value-type="float" office:value="204387909">
            <text:p>204387909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30416877">
            <text:p>673030416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5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5.4">
            <text:p>35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76848">
            <text:p>4576848</text:p>
          </table:table-cell>
          <table:table-cell office:value-type="float" office:value="84636717">
            <text:p>84636717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5849924742">
            <text:p>758499247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5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5.6">
            <text:p>35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4646">
            <text:p>24144646</text:p>
          </table:table-cell>
          <table:table-cell office:value-type="float" office:value="186476348">
            <text:p>186476348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570433">
            <text:p>6730305704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5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5.9">
            <text:p>35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2530">
            <text:p>23482530</text:p>
          </table:table-cell>
          <table:table-cell office:value-type="float" office:value="179902775">
            <text:p>179902775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50510843886">
            <text:p>50510843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6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6.2">
            <text:p>36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68340">
            <text:p>8368340</text:p>
          </table:table-cell>
          <table:table-cell office:value-type="float" office:value="145823198">
            <text:p>145823198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72938422754">
            <text:p>729384227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6.4</text:p>
          </table:table-cell>
          <table:table-cell office:value-type="string">
            <text:p>Vaba PSA % 36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6.4">
            <text:p>36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43226">
            <text:p>24343226</text:p>
          </table:table-cell>
          <table:table-cell office:value-type="float" office:value="214695221">
            <text:p>21469522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11693367560">
            <text:p>11693367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6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6.5">
            <text:p>3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50165">
            <text:p>14450165</text:p>
          </table:table-cell>
          <table:table-cell office:value-type="float" office:value="214695221">
            <text:p>21469522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11693367560">
            <text:p>11693367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6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6.5">
            <text:p>36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85041">
            <text:p>5085041</text:p>
          </table:table-cell>
          <table:table-cell office:value-type="float" office:value="152485480">
            <text:p>152485480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21192518136">
            <text:p>211925181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6.6</text:p>
          </table:table-cell>
          <table:table-cell office:value-type="string">
            <text:p>Vaba PSA % 36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6.6">
            <text:p>36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61177">
            <text:p>7861177</text:p>
          </table:table-cell>
          <table:table-cell office:value-type="float" office:value="83046356">
            <text:p>83046356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67990561103">
            <text:p>679905611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7.2</text:p>
          </table:table-cell>
          <table:table-cell office:value-type="string">
            <text:p>Vaba PSA % 37.2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37.2">
            <text:p>37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5447">
            <text:p>16845447</text:p>
          </table:table-cell>
          <table:table-cell office:value-type="float" office:value="184341666">
            <text:p>184341666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6-03</text:p>
          </table:table-cell>
          <table:table-cell office:value-type="float" office:value="31779819735">
            <text:p>317798197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7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7.4">
            <text:p>3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36522">
            <text:p>13136522</text:p>
          </table:table-cell>
          <table:table-cell office:value-type="float" office:value="200591339">
            <text:p>200591339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2289914320">
            <text:p>422899143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7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7.4">
            <text:p>37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9059">
            <text:p>4529059</text:p>
          </table:table-cell>
          <table:table-cell office:value-type="float" office:value="90681225">
            <text:p>90681225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80074584716">
            <text:p>800745847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7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7.7">
            <text:p>37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2894">
            <text:p>10112894</text:p>
          </table:table-cell>
          <table:table-cell office:value-type="float" office:value="157278399">
            <text:p>157278399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office:value-type="string">
            <text:p>2012-10-10</text:p>
          </table:table-cell>
          <table:table-cell office:value-type="float" office:value="34615489678">
            <text:p>346154896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7.8</text:p>
          </table:table-cell>
          <table:table-cell office:value-type="string">
            <text:p>Vaba PSA % 37.8</text:p>
          </table:table-cell>
          <table:table-cell office:value-type="string">
            <text:p><text:s/>( null % ) , S , P-PSA 10.870 (</text:p>
          </table:table-cell>
          <table:table-cell office:value-type="string">
            <text:p>Vaba PSA</text:p>
          </table:table-cell>
          <table:table-cell table:style-name="Default" office:value-type="float" office:value="37.8">
            <text:p>37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11631">
            <text:p>5011631</text:p>
          </table:table-cell>
          <table:table-cell office:value-type="float" office:value="131597316">
            <text:p>131597316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16682267317">
            <text:p>16682267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37.9</text:p>
          </table:table-cell>
          <table:table-cell office:value-type="string">
            <text:p>Vaba PSA % 37.9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7.9">
            <text:p>37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2946">
            <text:p>23202946</text:p>
          </table:table-cell>
          <table:table-cell office:value-type="float" office:value="163272828">
            <text:p>163272828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73825212378">
            <text:p>73825212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8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8.2">
            <text:p>3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9587">
            <text:p>13369587</text:p>
          </table:table-cell>
          <table:table-cell office:value-type="float" office:value="188528804">
            <text:p>188528804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25339367986">
            <text:p>253393679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8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8.2">
            <text:p>38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5689">
            <text:p>21925689</text:p>
          </table:table-cell>
          <table:table-cell office:value-type="float" office:value="213097349">
            <text:p>213097349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585186">
            <text:p>673030585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8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8.3">
            <text:p>38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05588">
            <text:p>7505588</text:p>
          </table:table-cell>
          <table:table-cell office:value-type="float" office:value="90543283">
            <text:p>90543283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71142428984">
            <text:p>711424289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8.5">
            <text:p>3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4257">
            <text:p>22324257</text:p>
          </table:table-cell>
          <table:table-cell office:value-type="float" office:value="187453805">
            <text:p>187453805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93702493321">
            <text:p>937024933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8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8.8">
            <text:p>38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465">
            <text:p>633465</text:p>
          </table:table-cell>
          <table:table-cell office:value-type="float" office:value="139370388">
            <text:p>139370388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2012-09-13</text:p>
          </table:table-cell>
          <table:table-cell office:value-type="float" office:value="18300491998">
            <text:p>183004919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.2 ( 12.0 . 22.0 pmol/L ) S , P-Vaba PSA % 39.3</text:p>
          </table:table-cell>
          <table:table-cell office:value-type="string">
            <text:p>Vaba PSA % 39.3</text:p>
          </table:table-cell>
          <table:table-cell office:value-type="string">
            <text:p><text:s/>( null % ) S , P-PSA 1.220 ( &lt;3</text:p>
          </table:table-cell>
          <table:table-cell office:value-type="string">
            <text:p>Vaba PSA</text:p>
          </table:table-cell>
          <table:table-cell table:style-name="Default" office:value-type="float" office:value="39.3">
            <text:p>3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5228">
            <text:p>13065228</text:p>
          </table:table-cell>
          <table:table-cell office:value-type="float" office:value="183124584">
            <text:p>183124584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73030452883">
            <text:p>673030452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39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39.3">
            <text:p>39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0469">
            <text:p>4310469</text:p>
          </table:table-cell>
          <table:table-cell office:value-type="float" office:value="96264481">
            <text:p>96264481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43224186928">
            <text:p>432241869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39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39.8">
            <text:p>39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328">
            <text:p>776328</text:p>
          </table:table-cell>
          <table:table-cell office:value-type="float" office:value="84606479">
            <text:p>84606479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81695753586">
            <text:p>816957535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40.1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0.1">
            <text:p>40,1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7746">
            <text:p>21497746</text:p>
          </table:table-cell>
          <table:table-cell office:value-type="float" office:value="202122316">
            <text:p>202122316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82630282102">
            <text:p>826302821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0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0.4">
            <text:p>40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92722">
            <text:p>8592722</text:p>
          </table:table-cell>
          <table:table-cell office:value-type="float" office:value="134143026">
            <text:p>134143026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19312595185">
            <text:p>193125951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40.7</text:p>
          </table:table-cell>
          <table:table-cell office:value-type="string">
            <text:p>Vaba PSA % 40.7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0.7">
            <text:p>4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52020">
            <text:p>12452020</text:p>
          </table:table-cell>
          <table:table-cell office:value-type="float" office:value="172491904">
            <text:p>172491904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5587862519">
            <text:p>655878625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0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0.7">
            <text:p>4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5704">
            <text:p>22815704</text:p>
          </table:table-cell>
          <table:table-cell office:value-type="float" office:value="172491904">
            <text:p>172491904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5587862519">
            <text:p>655878625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0.7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0.7">
            <text:p>40,7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1924">
            <text:p>16501924</text:p>
          </table:table-cell>
          <table:table-cell office:value-type="float" office:value="175853332">
            <text:p>175853332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84919846958">
            <text:p>849198469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2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2.8">
            <text:p>42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84735">
            <text:p>14984735</text:p>
          </table:table-cell>
          <table:table-cell office:value-type="float" office:value="173401796">
            <text:p>173401796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16352456971">
            <text:p>163524569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3.4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3.4">
            <text:p>43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1275">
            <text:p>23911275</text:p>
          </table:table-cell>
          <table:table-cell office:value-type="float" office:value="181253419">
            <text:p>18125341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41130640507">
            <text:p>41130640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3.8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3.8">
            <text:p>43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8677">
            <text:p>24118677</text:p>
          </table:table-cell>
          <table:table-cell office:value-type="float" office:value="174292145">
            <text:p>174292145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0-06-14</text:p>
          </table:table-cell>
          <table:table-cell office:value-type="float" office:value="97492456326">
            <text:p>974924563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44.0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79564">
            <text:p>4479564</text:p>
          </table:table-cell>
          <table:table-cell office:value-type="float" office:value="82539118">
            <text:p>82539118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38854421619">
            <text:p>388544216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-?:?\s*\&lt;?(?P&lt;value&gt;[0-9]+([ ,.]*[0-9]*)?)\s*(?P&lt;unit&gt;%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44 %</text:p>
          </table:table-cell>
          <table:table-cell office:value-type="string">
            <text:p><text:s/>, pakitsus alakõhus</text:p>
          </table:table-cell>
          <table:table-cell office:value-type="string">
            <text:p>Vaba PSA</text:p>
          </table:table-cell>
          <table:table-cell table:style-name="Default"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67317">
            <text:p>23367317</text:p>
          </table:table-cell>
          <table:table-cell office:value-type="float" office:value="168645010">
            <text:p>16864501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80074584716">
            <text:p>80074584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4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4.2">
            <text:p>4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5099">
            <text:p>495099</text:p>
          </table:table-cell>
          <table:table-cell office:value-type="float" office:value="149884382">
            <text:p>149884382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16942048729">
            <text:p>169420487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44.3</text:p>
          </table:table-cell>
          <table:table-cell office:value-type="string">
            <text:p>Vaba PSA % 44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44879">
            <text:p>7744879</text:p>
          </table:table-cell>
          <table:table-cell office:value-type="float" office:value="90524247">
            <text:p>90524247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58200993070">
            <text:p>582009930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44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4.3">
            <text:p>44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3784">
            <text:p>4383784</text:p>
          </table:table-cell>
          <table:table-cell office:value-type="float" office:value="125076459">
            <text:p>125076459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86172563377">
            <text:p>861725633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44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4.5">
            <text:p>44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42629">
            <text:p>4842629</text:p>
          </table:table-cell>
          <table:table-cell office:value-type="float" office:value="134143279">
            <text:p>134143279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33268942988">
            <text:p>332689429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46.8</text:p>
          </table:table-cell>
          <table:table-cell office:value-type="string">
            <text:p>Vaba PSA % 46.8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6.8">
            <text:p>46,8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35102">
            <text:p>14135102</text:p>
          </table:table-cell>
          <table:table-cell office:value-type="float" office:value="188334254">
            <text:p>188334254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73257675790">
            <text:p>732576757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47.3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47.3">
            <text:p>47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06667">
            <text:p>23906667</text:p>
          </table:table-cell>
          <table:table-cell office:value-type="float" office:value="178041549">
            <text:p>178041549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31702452397">
            <text:p>317024523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Vaba PSA % 48.5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8.5">
            <text:p>48,5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92788">
            <text:p>4992788</text:p>
          </table:table-cell>
          <table:table-cell office:value-type="float" office:value="131568470">
            <text:p>131568470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7-09</text:p>
          </table:table-cell>
          <table:table-cell office:value-type="float" office:value="75042020614">
            <text:p>75042020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49.2</text:p>
          </table:table-cell>
          <table:table-cell office:value-type="string">
            <text:p>Vaba PSA % 49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49.2">
            <text:p>49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27939">
            <text:p>24427939</text:p>
          </table:table-cell>
          <table:table-cell office:value-type="float" office:value="196737796">
            <text:p>196737796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517458">
            <text:p>6730305174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51.2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51.2">
            <text:p>51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48983">
            <text:p>8248983</text:p>
          </table:table-cell>
          <table:table-cell office:value-type="float" office:value="134143138">
            <text:p>134143138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82440077627">
            <text:p>824400776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3.6</text:p>
          </table:table-cell>
          <table:table-cell office:value-type="string">
            <text:p>Vaba PSA % 53.6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53.6">
            <text:p>53,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9467">
            <text:p>4789467</text:p>
          </table:table-cell>
          <table:table-cell office:value-type="float" office:value="132047348">
            <text:p>132047348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38974873665">
            <text:p>389748736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4.2</text:p>
          </table:table-cell>
          <table:table-cell office:value-type="string">
            <text:p>Vaba PSA % 54.2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54.2">
            <text:p>54,2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4308">
            <text:p>434308</text:p>
          </table:table-cell>
          <table:table-cell office:value-type="float" office:value="135235910">
            <text:p>135235910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720174813">
            <text:p>577201748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4.3</text:p>
          </table:table-cell>
          <table:table-cell office:value-type="string">
            <text:p>Vaba PSA % 54.3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54.3">
            <text:p>54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57172">
            <text:p>7857172</text:p>
          </table:table-cell>
          <table:table-cell office:value-type="float" office:value="81646053">
            <text:p>81646053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78854045128">
            <text:p>788540451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6.3</text:p>
          </table:table-cell>
          <table:table-cell office:value-type="string">
            <text:p>Vaba PSA % 56.3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56.3">
            <text:p>56,3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9789">
            <text:p>4389789</text:p>
          </table:table-cell>
          <table:table-cell office:value-type="float" office:value="124154339">
            <text:p>124154339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36115730022">
            <text:p>361157300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56.9</text:p>
          </table:table-cell>
          <table:table-cell office:value-type="string">
            <text:p>Vaba PSA % 56.9</text:p>
          </table:table-cell>
          <table:table-cell office:value-type="string">
            <text:p><text:s/>( &gt; 15.0 % )</text:p>
          </table:table-cell>
          <table:table-cell office:value-type="string">
            <text:p>Vaba PSA</text:p>
          </table:table-cell>
          <table:table-cell table:style-name="Default" office:value-type="float" office:value="56.9">
            <text:p>5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2599">
            <text:p>462599</text:p>
          </table:table-cell>
          <table:table-cell office:value-type="float" office:value="123368479">
            <text:p>123368479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29</text:p>
          </table:table-cell>
          <table:table-cell office:value-type="float" office:value="39943966945">
            <text:p>399439669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62.4</text:p>
          </table:table-cell>
          <table:table-cell office:value-type="string">
            <text:p>Vaba PSA % 62.4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62.4">
            <text:p>62,4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65972">
            <text:p>11665972</text:p>
          </table:table-cell>
          <table:table-cell office:value-type="float" office:value="155248777">
            <text:p>155248777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7117644">
            <text:p>6730371176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office:value-type="string">
            <text:p>S , P-Vaba PSA % 66.0</text:p>
          </table:table-cell>
          <table:table-cell office:value-type="string">
            <text:p>Vaba PSA % 66.0</text:p>
          </table:table-cell>
          <table:table-cell office:value-type="string">
            <text:p><text:s/>( null % )</text:p>
          </table:table-cell>
          <table:table-cell office:value-type="string">
            <text:p>Vaba PSA</text:p>
          </table:table-cell>
          <table:table-cell table:style-name="Default"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4171">
            <text:p>23084171</text:p>
          </table:table-cell>
          <table:table-cell office:value-type="float" office:value="184457468">
            <text:p>184457468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232998495">
            <text:p>67232998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ABA_PSA_PROTSENT</text:p>
          </table:table-cell>
          <table:table-cell office:value-type="string">
            <text:p>(?P&lt;key&gt;((([Ff]|[Vv]aba)[-_ ]*PSA)|(v\.PSA)))\s*(?P&lt;unit&gt;%)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fPSA % 66.9</text:p>
          </table:table-cell>
          <table:table-cell office:value-type="string">
            <text:p><text:s/>( null % )</text:p>
          </table:table-cell>
          <table:table-cell office:value-type="string">
            <text:p>fPSA</text:p>
          </table:table-cell>
          <table:table-cell table:style-name="Default" office:value-type="float" office:value="66.9">
            <text:p>66,9</text:p>
          </table:table-cell>
          <table:table-cell table:number-columns-repeated="2" office:value-type="string">
            <text:p>NULL</text:p>
          </table:table-cell>
          <table:table-cell office:value-type="string">
            <text:p>%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9" table:data-type="automatic"/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8:49:36.39</dc:date>
    <meta:document-statistic meta:table-count="1" meta:cell-count="15023" meta:object-count="0"/>
    <meta:generator>LibreOffice/4.0.0.3$Windows_x86 LibreOffice_project/7545bee9c2a0782548772a21bc84a9dcc583b89</meta:generator>
  </office:meta>
</office:document-meta>
</file>